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Helvetica" svg:font-family="Helvetica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="none" style:vertical-align="top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ce4" style:family="table-cell" style:parent-style-name="Heading_32_2" style:data-style-name="N0">
      <style:table-cell-properties fo:border="none" fo:background-color="transparent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3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Hyperlink" style:data-style-name="N0">
      <style:table-cell-properties style:vertical-align="automatic" fo:background-color="transparent"/>
      <style:text-properties fo:color="#4472C4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8" style:family="table-cell" style:parent-style-name="Normal_32_3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9" style:family="table-cell" style:parent-style-name="Hyperlink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10" style:family="table-cell" style:parent-style-name="Hyperlink" style:data-style-name="N0">
      <style:table-cell-properties style:vertical-align="automatic" fo:background-color="transparent"/>
      <style:text-properties fo:color="#008080" style:font-name="Arial" style:font-name-asian="Arial" style:font-name-complex="Arial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3" style:family="table-cell" style:parent-style-name="Normal_11908a_new_32_updated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Hyperlink" style:data-style-name="N0">
      <style:table-cell-properties style:vertical-align="top" fo:wrap-option="wrap" fo:background-color="transparent"/>
      <style:text-properties fo:color="#008080" style:font-name="Arial" style:font-name-asian="Arial" style:font-name-complex="Arial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Heading_32_1" style:data-style-name="N0">
      <style:table-cell-properties fo:border="none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7" style:family="table-cell" style:parent-style-name="Normal_32_3" style:data-style-name="N0">
      <style:table-cell-properties style:vertical-align="automatic" fo:background-color="transparent"/>
    </style:style>
    <style:style style:name="ce18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9" style:family="table-cell" style:parent-style-name="Normal_32_3" style:data-style-name="N3">
      <style:table-cell-properties style:vertical-align="automatic" fo:background-color="transparent"/>
    </style:style>
    <style:style style:name="ce20" style:family="table-cell" style:parent-style-name="Normal_32_3_32_3" style:data-style-name="N0">
      <style:table-cell-properties style:vertical-align="automatic" fo:background-color="transparent"/>
    </style:style>
    <style:style style:name="ce21" style:family="table-cell" style:parent-style-name="Normal_32_3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Normal_32_3" style:data-style-name="N3">
      <style:table-cell-properties style:vertical-align="automatic" fo:background-color="transparent"/>
      <style:text-properties fo:font-size="12pt" style:font-size-asian="12pt" style:font-size-complex="12pt"/>
    </style:style>
    <style:style style:name="ce24" style:family="table-cell" style:parent-style-name="Normal_32_3_32_3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25" style:family="table-cell" style:parent-style-name="Normal_32_3_32_2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Heading_6._32_New_32_topics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Normal_32_3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29" style:family="table-cell" style:parent-style-name="Heading_6._32_New_32_topics_32_2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0" style:family="table-cell" style:parent-style-name="Heading_6._32_New_32_topics_32_2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Normal_32_3_32_2" style:data-style-name="N0">
      <style:table-cell-properties fo:border-top="none" fo:border-bottom="2pt solid #000000" fo:border-left="none" fo:border-right="none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Normal_32_3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Heading_6._32_New_32_topics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Normal_32_3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35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Heading_6._32_New_32_topics_32_2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Heading_6._32_New_32_topics_32_2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3_32_3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Normal_DPP0104_32_2009-10_32_i_41__32_2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Normal_32_3" style:data-style-name="N2">
      <style:table-cell-properties fo:border-top="2pt solid #000000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Heading_6._32_New_32_topics" style:data-style-name="N3">
      <style:table-cell-properties fo:border-top="2pt solid #000000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Normal_Sheet3_32_2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Normal_32_3" style:data-style-name="N3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Normal_32_3" style:data-style-name="N3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8" style:family="table-cell" style:parent-style-name="Comma_DIS0106_working_updated" style:data-style-name="N37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Comma_DIS0106_working_updated" style:data-style-name="N3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Normal_DPP0104_32_2009-10_32_i_41_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51" style:family="table-cell" style:parent-style-name="Normal_32_3" style:data-style-name="N38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52" style:family="table-cell" style:parent-style-name="Normal_32_3" style:data-style-name="N3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53" style:family="table-cell" style:parent-style-name="Normal_Sheet3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54" style:family="table-cell" style:parent-style-name="Normal_DPP0104_32_2009-10_32_i_41__32_2" style:data-style-name="N0">
      <style:table-cell-properties style:vertical-align="automatic" fo:background-color="transparent" style:repeat-content="false"/>
      <style:paragraph-properties fo:text-align="start" fo:margin-left="0.706cm"/>
      <style:text-properties fo:font-size="12pt" style:font-size-asian="12pt" style:font-size-complex="12pt"/>
    </style:style>
    <style:style style:name="ce55" style:family="table-cell" style:parent-style-name="Normal_DPP0104_32_2009-10_32_i_41_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Normal_32_3_32_3" style:data-style-name="N3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57" style:family="table-cell" style:parent-style-name="Normal_32_3_32_3" style:data-style-name="N3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Normal_32_3_32_3" style:data-style-name="N39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59" style:family="table-cell" style:parent-style-name="Normal_32_3_32_3" style:data-style-name="N40">
      <style:table-cell-properties style:vertical-align="automatic" fo:background-color="transparent"/>
      <style:text-properties fo:font-size="12pt" style:font-size-asian="12pt" style:font-size-complex="12pt"/>
    </style:style>
    <style:style style:name="ce60" style:family="table-cell" style:parent-style-name="Normal_32_3_32_3" style:data-style-name="N1">
      <style:table-cell-properties style:vertical-align="automatic" fo:background-color="transparent"/>
      <style:text-properties fo:font-size="12pt" style:font-size-asian="12pt" style:font-size-complex="12pt"/>
    </style:style>
    <style:style style:name="ce61" style:family="table-cell" style:parent-style-name="Normal_ONS_32_mid-2011_32_population_32_projections_40_table2d_41_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2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.706cm"/>
      <style:text-properties fo:font-size="12pt" style:font-size-asian="12pt" style:font-size-complex="12pt"/>
    </style:style>
    <style:style style:name="ce63" style:family="table-cell" style:parent-style-name="Normal_32_3_32_3" style:data-style-name="N3">
      <style:table-cell-properties style:vertical-align="automatic" fo:background-color="transparent"/>
      <style:text-properties fo:font-size="12pt" style:font-size-asian="12pt" style:font-size-complex="12pt"/>
    </style:style>
    <style:style style:name="ce64" style:family="table-cell" style:parent-style-name="Normal_32_2_32_2" style:data-style-name="N3">
      <style:table-cell-properties style:vertical-align="automatic" fo:background-color="transparent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65" style:family="table-cell" style:parent-style-name="Normal_32_3_32_3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66" style:family="table-cell" style:parent-style-name="Normal_32_3_32_3" style:data-style-name="N3">
      <style:table-cell-properties style:vertical-align="automatic" fo:background-color="transparent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68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9" style:family="table-cell" style:parent-style-name="Normal_32_2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0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1" style:family="table-cell" style:parent-style-name="Normal_32_2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1.9087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5.953125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81541666666667cm"/>
    </style:style>
    <style:style style:name="co7" style:family="table-column">
      <style:table-column-properties fo:break-before="auto" style:column-width="5.82083333333333cm"/>
    </style:style>
    <style:style style:name="co8" style:family="table-column">
      <style:table-column-properties fo:break-before="auto" style:column-width="6.48229166666667cm"/>
    </style:style>
    <style:style style:name="co9" style:family="table-column">
      <style:table-column-properties fo:break-before="auto" style:column-width="11.1654166666667cm"/>
    </style:style>
    <style:style style:name="co10" style:family="table-column">
      <style:table-column-properties fo:break-before="auto" style:column-width="5.52979166666667cm"/>
    </style:style>
    <style:style style:name="co11" style:family="table-column">
      <style:table-column-properties fo:break-before="auto" style:column-width="7.11729166666667cm"/>
    </style:style>
    <style:style style:name="co12" style:family="table-column">
      <style:table-column-properties fo:break-before="auto" style:column-width="15.5839583333333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27.9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0.9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ro9" style:family="table-row">
      <style:table-row-properties style:row-height="18.6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7.25pt" style:use-optimal-row-height="false" fo:break-before="auto"/>
    </style:style>
    <style:style style:name="ro15" style:family="table-row">
      <style:table-row-properties style:row-height="84pt" style:use-optimal-row-height="false" fo:break-before="auto"/>
    </style:style>
    <style:style style:name="ro16" style:family="table-row">
      <style:table-row-properties style:row-height="14.25pt" style:use-optimal-row-height="false" fo:break-before="auto"/>
    </style:style>
    <style:style style:name="ro17" style:family="table-row">
      <style:table-row-properties style:row-height="19.5pt" style:use-optimal-row-height="true" fo:break-before="auto"/>
    </style:style>
    <style:style style:name="ro18" style:family="table-row">
      <style:table-row-properties style:row-height="42.6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5"/>
        <table:table-column table:style-name="co2" table:number-columns-repeated="16383" table:default-cell-style-name="ce3"/>
        <table:table-row table:style-name="ro1">
          <table:table-cell office:value-type="string" table:style-name="ce2">
            <text:p>Valid Blue Badges held without further assessment by disabled people and population measures: England by regions and local authority, 2022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Source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Blue Badge Degital Service (BBDS) data, other sources (see Blue Badge Statistics quality report)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Dat of publication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Last updated: 18 January 2023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Next update: Winter 2023/24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Further information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<text:a xlink:href="http://www.dft.gov.uk/statistics/series/driving-tests-and-instructors-statistics">Blue Badge Statistic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<text:a xlink:href="https://www.gov.uk/government/publications/disabled-parking-badges-statistics-guidance">Blue Badge Statistics Quality Report<text:s/></text:a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4">
            <text:p>Contact detail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Telephone: 020 7082 660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">
            <text:p><text:a xlink:href="mailto:parking.data@dft.gov.uk"><text:span text:style-name="T1">Email:<text:s/></text:span>parking.data@dft.gov.uk</text:a></text:p>
          </table:table-cell>
          <table:table-cell table:number-columns-repeated="16383" table:style-name="ce1"/>
        </table:table-row>
        <table:table-row table:style-name="ro5">
          <table:table-cell table:style-name="ce10"/>
          <table:table-cell table:number-columns-repeated="16383" table:style-name="ce1"/>
        </table:table-row>
        <table:table-row table:style-name="ro5">
          <table:table-cell table:style-name="ce11"/>
          <table:table-cell table:number-columns-repeated="16383" table:style-name="ce1"/>
        </table:table-row>
        <table:table-row table:number-rows-repeated="3" table:style-name="ro7">
          <table:table-cell table:style-name="ce12"/>
          <table:table-cell table:number-columns-repeated="16383" table:style-name="ce1"/>
        </table:table-row>
        <table:table-row table:style-name="ro5">
          <table:table-cell table:style-name="ce11"/>
          <table:table-cell table:number-columns-repeated="16383" table:style-name="ce1"/>
        </table:table-row>
        <table:table-row table:style-name="ro5">
          <table:table-cell table:style-name="ce13"/>
          <table:table-cell table:number-columns-repeated="16383" table:style-name="ce1"/>
        </table:table-row>
        <table:table-row table:style-name="ro5">
          <table:table-cell table:style-name="ce14"/>
          <table:table-cell table:number-columns-repeated="16383" table:style-name="ce1"/>
        </table:table-row>
        <table:table-row table:number-rows-repeated="1048556" table:style-name="ro8">
          <table:table-cell table:number-columns-repeated="16384"/>
        </table:table-row>
      </table:table>
      <table:table table:name="DIS0106" table:style-name="ta2">
        <table:table-column table:style-name="co3" table:default-cell-style-name="ce20"/>
        <table:table-column table:style-name="co4" table:default-cell-style-name="ce20"/>
        <table:table-column table:style-name="co5" table:default-cell-style-name="ce65"/>
        <table:table-column table:style-name="co6" table:default-cell-style-name="ce20"/>
        <table:table-column table:style-name="co7" table:default-cell-style-name="ce20"/>
        <table:table-column table:style-name="co8" table:default-cell-style-name="ce66"/>
        <table:table-column table:style-name="co9" table:default-cell-style-name="ce20"/>
        <table:table-column table:style-name="co10" table:number-columns-repeated="16377" table:default-cell-style-name="ce20"/>
        <table:table-row table:style-name="ro9">
          <table:table-cell office:value-type="string" table:style-name="ce16">
            <text:p>Valid Blue Badges held without further assessment by disabled people and population measures: England by regions and local authority, 2022</text:p>
          </table:table-cell>
          <table:table-cell table:style-name="ce17"/>
          <table:table-cell table:style-name="ce18"/>
          <table:table-cell table:number-columns-repeated="2" table:style-name="ce17"/>
          <table:table-cell table:style-name="ce19"/>
          <table:table-cell table:number-columns-repeated="16378" table:style-name="ce20"/>
        </table:table-row>
        <table:table-row table:style-name="ro10">
          <table:table-cell office:value-type="string" table:style-name="ce8">
            <text:p>This worksheet contains one table. Some cells refer to notes which can be found on the notes worksheet.<text:s/></text:p>
          </table:table-cell>
          <table:table-cell table:style-name="ce17"/>
          <table:table-cell table:style-name="ce18"/>
          <table:table-cell table:number-columns-repeated="2" table:style-name="ce17"/>
          <table:table-cell table:style-name="ce19"/>
          <table:table-cell table:number-columns-repeated="16378" table:style-name="ce20"/>
        </table:table-row>
        <table:table-row table:style-name="ro11">
          <table:table-cell office:value-type="string" table:style-name="ce8">
            <text:p>Some column headings give units, when this is the case the units are presented in round brackets to differentiate them from note markers.<text:s text:c="2"/></text:p>
          </table:table-cell>
          <table:table-cell table:style-name="ce17"/>
          <table:table-cell table:style-name="ce18"/>
          <table:table-cell table:number-columns-repeated="2" table:style-name="ce17"/>
          <table:table-cell table:style-name="ce19"/>
          <table:table-cell table:number-columns-repeated="16378" table:style-name="ce20"/>
        </table:table-row>
        <table:table-row table:style-name="ro12">
          <table:table-cell office:value-type="string" table:style-name="ce21">
            <text:p>Table DIS0106<text:s/></text:p>
          </table:table-cell>
          <table:table-cell table:style-name="ce8"/>
          <table:table-cell table:style-name="ce22"/>
          <table:table-cell table:number-columns-repeated="2" table:style-name="ce8"/>
          <table:table-cell table:style-name="ce23"/>
          <table:table-cell table:number-columns-repeated="16378" table:style-name="ce24"/>
        </table:table-row>
        <table:table-row table:style-name="ro13">
          <table:table-cell office:value-type="string" table:style-name="ce25">
            <text:p>Department for Transport statistics</text:p>
          </table:table-cell>
          <table:table-cell table:style-name="ce8"/>
          <table:table-cell table:style-name="ce26"/>
          <table:table-cell table:style-name="ce27"/>
          <table:table-cell table:style-name="ce17"/>
          <table:table-cell table:style-name="ce28"/>
          <table:table-cell table:number-columns-repeated="2" table:style-name="ce29"/>
          <table:table-cell table:style-name="ce30"/>
          <table:table-cell table:number-columns-repeated="7" table:style-name="ce29"/>
          <table:table-cell table:number-columns-repeated="16368" table:style-name="ce24"/>
        </table:table-row>
        <table:table-row table:style-name="ro14">
          <table:table-cell office:value-type="string" table:style-name="ce31">
            <text:p>The figures in this table are National Statistics.</text:p>
          </table:table-cell>
          <table:table-cell table:style-name="ce21"/>
          <table:table-cell table:style-name="ce32"/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37"/>
          <table:table-cell table:number-columns-repeated="7" table:style-name="ce36"/>
          <table:table-cell table:number-columns-repeated="16368" table:style-name="ce38"/>
        </table:table-row>
        <table:table-row table:style-name="ro15">
          <table:table-cell office:value-type="string" table:style-name="ce39">
            <text:p>ONS Code</text:p>
          </table:table-cell>
          <table:table-cell office:value-type="string" table:style-name="ce40">
            <text:p>Region</text:p>
          </table:table-cell>
          <table:table-cell office:value-type="string" table:style-name="ce41">
            <text:p>Local Authority</text:p>
          </table:table-cell>
          <table:table-cell office:value-type="string" table:style-name="ce42">
            <text:p>Valid Blue Badges held without further assessment (thousands) [note1] [note 2]</text:p>
          </table:table-cell>
          <table:table-cell office:value-type="string" table:style-name="ce43">
            <text:p>Population automatically entitled to a Blue Badge (thousands) [note 3]</text:p>
          </table:table-cell>
          <table:table-cell office:value-type="string" table:style-name="ce44">
            <text:p>Percentage of those automatically entitled to a Blue Badge who hold one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21">
            <text:p>E92000001</text:p>
          </table:table-cell>
          <table:table-cell office:value-type="string" table:style-name="ce45">
            <text:p>England</text:p>
          </table:table-cell>
          <table:table-cell office:value-type="string" table:style-name="ce45">
            <text:p>All England<text:s/></text:p>
          </table:table-cell>
          <table:table-cell office:value-type="float" office:value="987.17099999999994" table:style-name="ce46">
            <text:p>987</text:p>
          </table:table-cell>
          <table:table-cell office:value-type="float" office:value="2425.8029999999999" table:style-name="ce46">
            <text:p>2,426</text:p>
          </table:table-cell>
          <table:table-cell office:value-type="float" office:value="40.694607105358514" table:style-name="ce46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21">
            <text:p>E12000001</text:p>
          </table:table-cell>
          <table:table-cell office:value-type="string" table:style-name="ce45">
            <text:p>North East</text:p>
          </table:table-cell>
          <table:table-cell office:value-type="string" table:style-name="ce45">
            <text:p>All North East</text:p>
          </table:table-cell>
          <table:table-cell office:value-type="float" office:value="61.611000000000004" table:style-name="ce47">
            <text:p>62</text:p>
          </table:table-cell>
          <table:table-cell office:value-type="float" office:value="164.374" table:style-name="ce48">
            <text:p><text:s/>164<text:s/></text:p>
          </table:table-cell>
          <table:table-cell office:value-type="float" office:value="37.48220521493667" table:style-name="ce49">
            <text:p>3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47</text:p>
          </table:table-cell>
          <table:table-cell office:value-type="string" table:style-name="ce45">
            <text:p>North East</text:p>
          </table:table-cell>
          <table:table-cell office:value-type="string" table:style-name="ce50">
            <text:p>County Durham</text:p>
          </table:table-cell>
          <table:table-cell office:value-type="float" office:value="13.999000000000001" table:style-name="ce51">
            <text:p>14.0</text:p>
          </table:table-cell>
          <table:table-cell office:value-type="float" office:value="36.957000000000001" table:style-name="ce51">
            <text:p>37.0</text:p>
          </table:table-cell>
          <table:table-cell office:value-type="float" office:value="37.879156857970074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05</text:p>
          </table:table-cell>
          <table:table-cell office:value-type="string" table:style-name="ce45">
            <text:p>North East</text:p>
          </table:table-cell>
          <table:table-cell office:value-type="string" table:style-name="ce50">
            <text:p>Darlington</text:p>
          </table:table-cell>
          <table:table-cell office:value-type="float" office:value="2.2320000000000002" table:style-name="ce51">
            <text:p>2.2</text:p>
          </table:table-cell>
          <table:table-cell office:value-type="float" office:value="5.5359999999999996" table:style-name="ce51">
            <text:p>5.5</text:p>
          </table:table-cell>
          <table:table-cell office:value-type="float" office:value="40.317919075144516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01</text:p>
          </table:table-cell>
          <table:table-cell office:value-type="string" table:style-name="ce45">
            <text:p>North East</text:p>
          </table:table-cell>
          <table:table-cell office:value-type="string" table:style-name="ce50">
            <text:p>Hartlepool</text:p>
          </table:table-cell>
          <table:table-cell office:value-type="float" office:value="3.173" table:style-name="ce51">
            <text:p>3.2</text:p>
          </table:table-cell>
          <table:table-cell office:value-type="float" office:value="7.0279999999999996" table:style-name="ce51">
            <text:p>7.0</text:p>
          </table:table-cell>
          <table:table-cell office:value-type="float" office:value="45.147979510529311" table:style-name="ce52">
            <text:p>4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02</text:p>
          </table:table-cell>
          <table:table-cell office:value-type="string" table:style-name="ce45">
            <text:p>North East</text:p>
          </table:table-cell>
          <table:table-cell office:value-type="string" table:style-name="ce50">
            <text:p>Middlesbrough</text:p>
          </table:table-cell>
          <table:table-cell office:value-type="float" office:value="3.1379999999999999" table:style-name="ce51">
            <text:p>3.1</text:p>
          </table:table-cell>
          <table:table-cell office:value-type="float" office:value="9.5470000000000006" table:style-name="ce51">
            <text:p>9.5</text:p>
          </table:table-cell>
          <table:table-cell office:value-type="float" office:value="32.8689640724835" table:style-name="ce52">
            <text:p>3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57</text:p>
          </table:table-cell>
          <table:table-cell office:value-type="string" table:style-name="ce45">
            <text:p>North East</text:p>
          </table:table-cell>
          <table:table-cell office:value-type="string" table:style-name="ce50">
            <text:p>Northumberland</text:p>
          </table:table-cell>
          <table:table-cell office:value-type="float" office:value="7.5970000000000004" table:style-name="ce51">
            <text:p>7.6</text:p>
          </table:table-cell>
          <table:table-cell office:value-type="float" office:value="16.082000000000001" table:style-name="ce51">
            <text:p>16.1</text:p>
          </table:table-cell>
          <table:table-cell office:value-type="float" office:value="47.239149359532398" table:style-name="ce52">
            <text:p>4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03</text:p>
          </table:table-cell>
          <table:table-cell office:value-type="string" table:style-name="ce45">
            <text:p>North East</text:p>
          </table:table-cell>
          <table:table-cell office:value-type="string" table:style-name="ce50">
            <text:p>Redcar and Cleveland</text:p>
          </table:table-cell>
          <table:table-cell office:value-type="float" office:value="3.4590000000000001" table:style-name="ce51">
            <text:p>3.5</text:p>
          </table:table-cell>
          <table:table-cell office:value-type="float" office:value="9.0850000000000009" table:style-name="ce51">
            <text:p>9.1</text:p>
          </table:table-cell>
          <table:table-cell office:value-type="float" office:value="38.073747936158505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04</text:p>
          </table:table-cell>
          <table:table-cell office:value-type="string" table:style-name="ce45">
            <text:p>North East</text:p>
          </table:table-cell>
          <table:table-cell office:value-type="string" table:style-name="ce50">
            <text:p>Stockton-on-Tees</text:p>
          </table:table-cell>
          <table:table-cell office:value-type="float" office:value="3.355" table:style-name="ce51">
            <text:p>3.4</text:p>
          </table:table-cell>
          <table:table-cell office:value-type="float" office:value="10.427" table:style-name="ce51">
            <text:p>10.4</text:p>
          </table:table-cell>
          <table:table-cell office:value-type="float" office:value="32.176081327323296" table:style-name="ce52">
            <text:p>32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1000007</text:p>
          </table:table-cell>
          <table:table-cell office:value-type="string" table:style-name="ce45">
            <text:p>North East</text:p>
          </table:table-cell>
          <table:table-cell office:value-type="string" table:style-name="ce53">
            <text:p>Tyne and Wear</text:p>
          </table:table-cell>
          <table:table-cell office:value-type="float" office:value="24.658000000000001" table:style-name="ce51">
            <text:p>24.7</text:p>
          </table:table-cell>
          <table:table-cell office:value-type="float" office:value="69.712000000000003" table:style-name="ce51">
            <text:p>69.7</text:p>
          </table:table-cell>
          <table:table-cell office:value-type="float" office:value="35.371241680055086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37</text:p>
          </table:table-cell>
          <table:table-cell office:value-type="string" table:style-name="ce45">
            <text:p>North East</text:p>
          </table:table-cell>
          <table:table-cell office:value-type="string" table:style-name="ce54">
            <text:p>Gateshead</text:p>
          </table:table-cell>
          <table:table-cell office:value-type="float" office:value="4.0259999999999998" table:style-name="ce51">
            <text:p>4.0</text:p>
          </table:table-cell>
          <table:table-cell office:value-type="float" office:value="11.664" table:style-name="ce51">
            <text:p>11.7</text:p>
          </table:table-cell>
          <table:table-cell office:value-type="float" office:value="34.516460905349795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21</text:p>
          </table:table-cell>
          <table:table-cell office:value-type="string" table:style-name="ce45">
            <text:p>North East</text:p>
          </table:table-cell>
          <table:table-cell office:value-type="string" table:style-name="ce54">
            <text:p>Newcastle upon Tyne</text:p>
          </table:table-cell>
          <table:table-cell office:value-type="float" office:value="4.5419999999999998" table:style-name="ce51">
            <text:p>4.5</text:p>
          </table:table-cell>
          <table:table-cell office:value-type="float" office:value="15.661" table:style-name="ce51">
            <text:p>15.7</text:p>
          </table:table-cell>
          <table:table-cell office:value-type="float" office:value="29.001979439371688" table:style-name="ce52">
            <text:p>2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22</text:p>
          </table:table-cell>
          <table:table-cell office:value-type="string" table:style-name="ce45">
            <text:p>North East</text:p>
          </table:table-cell>
          <table:table-cell office:value-type="string" table:style-name="ce54">
            <text:p>North Tyneside</text:p>
          </table:table-cell>
          <table:table-cell office:value-type="float" office:value="4.0960000000000001" table:style-name="ce51">
            <text:p>4.1</text:p>
          </table:table-cell>
          <table:table-cell office:value-type="float" office:value="11.441000000000001" table:style-name="ce51">
            <text:p>11.4</text:p>
          </table:table-cell>
          <table:table-cell office:value-type="float" office:value="35.801066340354865" table:style-name="ce52">
            <text:p>3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23</text:p>
          </table:table-cell>
          <table:table-cell office:value-type="string" table:style-name="ce45">
            <text:p>North East</text:p>
          </table:table-cell>
          <table:table-cell office:value-type="string" table:style-name="ce54">
            <text:p>South Tyneside</text:p>
          </table:table-cell>
          <table:table-cell office:value-type="float" office:value="3.9940000000000002" table:style-name="ce51">
            <text:p>4.0</text:p>
          </table:table-cell>
          <table:table-cell office:value-type="float" office:value="10.371" table:style-name="ce51">
            <text:p>10.4</text:p>
          </table:table-cell>
          <table:table-cell office:value-type="float" office:value="38.511233246552891" table:style-name="ce52">
            <text:p>3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24</text:p>
          </table:table-cell>
          <table:table-cell office:value-type="string" table:style-name="ce45">
            <text:p>North East</text:p>
          </table:table-cell>
          <table:table-cell office:value-type="string" table:style-name="ce54">
            <text:p>Sunderland</text:p>
          </table:table-cell>
          <table:table-cell office:value-type="float" office:value="8" table:style-name="ce51">
            <text:p>8.0</text:p>
          </table:table-cell>
          <table:table-cell office:value-type="float" office:value="20.574999999999999" table:style-name="ce51">
            <text:p>20.6</text:p>
          </table:table-cell>
          <table:table-cell office:value-type="float" office:value="38.882138517618472" table:style-name="ce52">
            <text:p>3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21">
            <text:p>E12000002</text:p>
          </table:table-cell>
          <table:table-cell office:value-type="string" table:style-name="ce45">
            <text:p>North West</text:p>
          </table:table-cell>
          <table:table-cell office:value-type="string" table:style-name="ce55">
            <text:p>All North West<text:s/></text:p>
          </table:table-cell>
          <table:table-cell office:value-type="float" office:value="166.166" table:style-name="ce47">
            <text:p>166</text:p>
          </table:table-cell>
          <table:table-cell office:value-type="float" office:value="421.93900000000002" table:style-name="ce48">
            <text:p><text:s/>422<text:s/></text:p>
          </table:table-cell>
          <table:table-cell office:value-type="float" office:value="39.381521973555415" table:style-name="ce49">
            <text:p>3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08</text:p>
          </table:table-cell>
          <table:table-cell office:value-type="string" table:style-name="ce45">
            <text:p>North West</text:p>
          </table:table-cell>
          <table:table-cell office:value-type="string" table:style-name="ce53">
            <text:p>Blackburn with Darwen</text:p>
          </table:table-cell>
          <table:table-cell office:value-type="float" office:value="3.371" table:style-name="ce51">
            <text:p>3.4</text:p>
          </table:table-cell>
          <table:table-cell office:value-type="float" office:value="9.4390000000000001" table:style-name="ce51">
            <text:p>9.4</text:p>
          </table:table-cell>
          <table:table-cell office:value-type="float" office:value="35.713528975527069" table:style-name="ce52">
            <text:p>3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09</text:p>
          </table:table-cell>
          <table:table-cell office:value-type="string" table:style-name="ce45">
            <text:p>North West</text:p>
          </table:table-cell>
          <table:table-cell office:value-type="string" table:style-name="ce53">
            <text:p>Blackpool</text:p>
          </table:table-cell>
          <table:table-cell office:value-type="float" office:value="4.3470000000000004" table:style-name="ce51">
            <text:p>4.3</text:p>
          </table:table-cell>
          <table:table-cell office:value-type="float" office:value="11.385999999999999" table:style-name="ce51">
            <text:p>11.4</text:p>
          </table:table-cell>
          <table:table-cell office:value-type="float" office:value="38.178464781310389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49</text:p>
          </table:table-cell>
          <table:table-cell office:value-type="string" table:style-name="ce45">
            <text:p>North West</text:p>
          </table:table-cell>
          <table:table-cell office:value-type="string" table:style-name="ce53">
            <text:p>Cheshire East</text:p>
          </table:table-cell>
          <table:table-cell office:value-type="float" office:value="5.0949999999999998" table:style-name="ce51">
            <text:p>5.1</text:p>
          </table:table-cell>
          <table:table-cell office:value-type="float" office:value="14.372999999999999" table:style-name="ce51">
            <text:p>14.4</text:p>
          </table:table-cell>
          <table:table-cell office:value-type="float" office:value="35.448410213594933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50</text:p>
          </table:table-cell>
          <table:table-cell office:value-type="string" table:style-name="ce45">
            <text:p>North West</text:p>
          </table:table-cell>
          <table:table-cell office:value-type="string" table:style-name="ce53">
            <text:p>Cheshire West and Chester</text:p>
          </table:table-cell>
          <table:table-cell office:value-type="float" office:value="7.68" table:style-name="ce51">
            <text:p>7.7</text:p>
          </table:table-cell>
          <table:table-cell office:value-type="float" office:value="17.785" table:style-name="ce51">
            <text:p>17.8</text:p>
          </table:table-cell>
          <table:table-cell office:value-type="float" office:value="43.182457126792237" table:style-name="ce52">
            <text:p>4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06</text:p>
          </table:table-cell>
          <table:table-cell office:value-type="string" table:style-name="ce45">
            <text:p>North West</text:p>
          </table:table-cell>
          <table:table-cell office:value-type="string" table:style-name="ce53">
            <text:p>Halton</text:p>
          </table:table-cell>
          <table:table-cell office:value-type="float" office:value="4.4009999999999998" table:style-name="ce51">
            <text:p>4.4</text:p>
          </table:table-cell>
          <table:table-cell office:value-type="float" office:value="9.9779999999999998" table:style-name="ce51">
            <text:p>10.0</text:p>
          </table:table-cell>
          <table:table-cell office:value-type="float" office:value="44.107035478051714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07</text:p>
          </table:table-cell>
          <table:table-cell office:value-type="string" table:style-name="ce45">
            <text:p>North West</text:p>
          </table:table-cell>
          <table:table-cell office:value-type="string" table:style-name="ce53">
            <text:p>Warrington</text:p>
          </table:table-cell>
          <table:table-cell office:value-type="float" office:value="4.258" table:style-name="ce51">
            <text:p>4.3</text:p>
          </table:table-cell>
          <table:table-cell office:value-type="float" office:value="9.9649999999999999" table:style-name="ce51">
            <text:p>10.0</text:p>
          </table:table-cell>
          <table:table-cell office:value-type="float" office:value="42.729553437029608" table:style-name="ce52">
            <text:p>4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06</text:p>
          </table:table-cell>
          <table:table-cell office:value-type="string" table:style-name="ce45">
            <text:p>North West</text:p>
          </table:table-cell>
          <table:table-cell office:value-type="string" table:style-name="ce53">
            <text:p>Cumbria<text:s/></text:p>
          </table:table-cell>
          <table:table-cell office:value-type="float" office:value="9.4009999999999998" table:style-name="ce51">
            <text:p>9.4</text:p>
          </table:table-cell>
          <table:table-cell office:value-type="float" office:value="24.73" table:style-name="ce51">
            <text:p>24.7</text:p>
          </table:table-cell>
          <table:table-cell office:value-type="float" office:value="38.0145572179539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1000001</text:p>
          </table:table-cell>
          <table:table-cell office:value-type="string" table:style-name="ce45">
            <text:p>North West</text:p>
          </table:table-cell>
          <table:table-cell office:value-type="string" table:style-name="ce53">
            <text:p>Greater Manchester</text:p>
          </table:table-cell>
          <table:table-cell office:value-type="float" office:value="60.975000000000001" table:style-name="ce51">
            <text:p>61.0</text:p>
          </table:table-cell>
          <table:table-cell office:value-type="float" office:value="152.99299999999999" table:style-name="ce51">
            <text:p>153.0</text:p>
          </table:table-cell>
          <table:table-cell office:value-type="float" office:value="39.854764597073071" table:style-name="ce52">
            <text:p>40</text:p>
          </table:table-cell>
          <table:table-cell table:number-columns-repeated="2" table:style-name="ce56"/>
          <table:table-cell table:style-name="ce57"/>
          <table:table-cell table:style-name="ce58"/>
          <table:table-cell table:style-name="ce59"/>
          <table:table-cell table:number-columns-repeated="8" table:style-name="ce60"/>
          <table:table-cell table:number-columns-repeated="16365" table:style-name="ce24"/>
        </table:table-row>
        <table:table-row table:style-name="ro10">
          <table:table-cell office:value-type="string" table:style-name="ce8">
            <text:p>E08000001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Bolton</text:p>
          </table:table-cell>
          <table:table-cell office:value-type="float" office:value="6.5880000000000001" table:style-name="ce51">
            <text:p>6.6</text:p>
          </table:table-cell>
          <table:table-cell office:value-type="float" office:value="15.877000000000001" table:style-name="ce51">
            <text:p>15.9</text:p>
          </table:table-cell>
          <table:table-cell office:value-type="float" office:value="41.493985009762547" table:style-name="ce52">
            <text:p>41</text:p>
          </table:table-cell>
          <table:table-cell table:number-columns-repeated="2" table:style-name="ce56"/>
          <table:table-cell table:style-name="ce57"/>
          <table:table-cell table:style-name="ce58"/>
          <table:table-cell table:style-name="ce59"/>
          <table:table-cell table:number-columns-repeated="8" table:style-name="ce60"/>
          <table:table-cell table:number-columns-repeated="16365" table:style-name="ce24"/>
        </table:table-row>
        <table:table-row table:style-name="ro10">
          <table:table-cell office:value-type="string" table:style-name="ce8">
            <text:p>E08000002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Bury</text:p>
          </table:table-cell>
          <table:table-cell office:value-type="float" office:value="3.9569999999999999" table:style-name="ce51">
            <text:p>4.0</text:p>
          </table:table-cell>
          <table:table-cell office:value-type="float" office:value="9.4580000000000002" table:style-name="ce51">
            <text:p>9.5</text:p>
          </table:table-cell>
          <table:table-cell office:value-type="float" office:value="41.83759780080355" table:style-name="ce52">
            <text:p>42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03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Manchester</text:p>
          </table:table-cell>
          <table:table-cell office:value-type="float" office:value="10.111000000000001" table:style-name="ce51">
            <text:p>10.1</text:p>
          </table:table-cell>
          <table:table-cell office:value-type="float" office:value="29.753" table:style-name="ce51">
            <text:p>29.8</text:p>
          </table:table-cell>
          <table:table-cell office:value-type="float" office:value="33.983127751823346" table:style-name="ce52">
            <text:p>3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04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Oldham<text:s/></text:p>
          </table:table-cell>
          <table:table-cell office:value-type="float" office:value="4.8680000000000003" table:style-name="ce51">
            <text:p>4.9</text:p>
          </table:table-cell>
          <table:table-cell office:value-type="float" office:value="13.234999999999999" table:style-name="ce51">
            <text:p>13.2</text:p>
          </table:table-cell>
          <table:table-cell office:value-type="float" office:value="36.781261805817913" table:style-name="ce52">
            <text:p>3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05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Rochdale</text:p>
          </table:table-cell>
          <table:table-cell office:value-type="float" office:value="5.1189999999999998" table:style-name="ce51">
            <text:p>5.1</text:p>
          </table:table-cell>
          <table:table-cell office:value-type="float" office:value="12.865" table:style-name="ce51">
            <text:p>12.9</text:p>
          </table:table-cell>
          <table:table-cell office:value-type="float" office:value="39.790128254955306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06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Salford</text:p>
          </table:table-cell>
          <table:table-cell office:value-type="float" office:value="5.6470000000000002" table:style-name="ce51">
            <text:p>5.6</text:p>
          </table:table-cell>
          <table:table-cell office:value-type="float" office:value="15.782999999999999" table:style-name="ce51">
            <text:p>15.8</text:p>
          </table:table-cell>
          <table:table-cell office:value-type="float" office:value="35.779002724450358" table:style-name="ce52">
            <text:p>3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07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Stockport</text:p>
          </table:table-cell>
          <table:table-cell office:value-type="float" office:value="5.508" table:style-name="ce51">
            <text:p>5.5</text:p>
          </table:table-cell>
          <table:table-cell office:value-type="float" office:value="12.685" table:style-name="ce51">
            <text:p>12.7</text:p>
          </table:table-cell>
          <table:table-cell office:value-type="float" office:value="43.42136381553015" table:style-name="ce52">
            <text:p>4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08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Tameside</text:p>
          </table:table-cell>
          <table:table-cell office:value-type="float" office:value="5.7110000000000003" table:style-name="ce51">
            <text:p>5.7</text:p>
          </table:table-cell>
          <table:table-cell office:value-type="float" office:value="13.694000000000001" table:style-name="ce51">
            <text:p>13.7</text:p>
          </table:table-cell>
          <table:table-cell office:value-type="float" office:value="41.704396085877029" table:style-name="ce52">
            <text:p>42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61">
            <text:p>E08000009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Trafford</text:p>
          </table:table-cell>
          <table:table-cell office:value-type="float" office:value="4.2750000000000004" table:style-name="ce51">
            <text:p>4.3</text:p>
          </table:table-cell>
          <table:table-cell office:value-type="float" office:value="9.6690000000000005" table:style-name="ce51">
            <text:p>9.7</text:p>
          </table:table-cell>
          <table:table-cell office:value-type="float" office:value="44.213465715172198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10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Wigan</text:p>
          </table:table-cell>
          <table:table-cell office:value-type="float" office:value="9.1910000000000007" table:style-name="ce51">
            <text:p>9.2</text:p>
          </table:table-cell>
          <table:table-cell office:value-type="float" office:value="19.974" table:style-name="ce51">
            <text:p>20.0</text:p>
          </table:table-cell>
          <table:table-cell office:value-type="float" office:value="46.014819265044558" table:style-name="ce52">
            <text:p>4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17</text:p>
          </table:table-cell>
          <table:table-cell office:value-type="string" table:style-name="ce45">
            <text:p>North West</text:p>
          </table:table-cell>
          <table:table-cell office:value-type="string" table:style-name="ce53">
            <text:p>Lancashire</text:p>
          </table:table-cell>
          <table:table-cell office:value-type="float" office:value="28.21" table:style-name="ce51">
            <text:p>28.2</text:p>
          </table:table-cell>
          <table:table-cell office:value-type="float" office:value="63.207999999999998" table:style-name="ce51">
            <text:p>63.2</text:p>
          </table:table-cell>
          <table:table-cell office:value-type="float" office:value="44.630426528287558" table:style-name="ce52">
            <text:p>4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1000002</text:p>
          </table:table-cell>
          <table:table-cell office:value-type="string" table:style-name="ce45">
            <text:p>North West</text:p>
          </table:table-cell>
          <table:table-cell office:value-type="string" table:style-name="ce53">
            <text:p>Merseyside</text:p>
          </table:table-cell>
          <table:table-cell office:value-type="float" office:value="38.427999999999997" table:style-name="ce51">
            <text:p>38.4</text:p>
          </table:table-cell>
          <table:table-cell office:value-type="float" office:value="108.08200000000002" table:style-name="ce51">
            <text:p>108.1</text:p>
          </table:table-cell>
          <table:table-cell office:value-type="float" office:value="35.554486408467632" table:style-name="ce52">
            <text:p>3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11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Knowsley<text:s/></text:p>
          </table:table-cell>
          <table:table-cell office:value-type="float" office:value="4.9429999999999996" table:style-name="ce51">
            <text:p>4.9</text:p>
          </table:table-cell>
          <table:table-cell office:value-type="float" office:value="14.138999999999999" table:style-name="ce51">
            <text:p>14.1</text:p>
          </table:table-cell>
          <table:table-cell office:value-type="float" office:value="34.960039606761441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12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Liverpool</text:p>
          </table:table-cell>
          <table:table-cell office:value-type="float" office:value="11.948" table:style-name="ce51">
            <text:p>11.9</text:p>
          </table:table-cell>
          <table:table-cell office:value-type="float" office:value="39.151000000000003" table:style-name="ce51">
            <text:p>39.2</text:p>
          </table:table-cell>
          <table:table-cell office:value-type="float" office:value="30.517739010497813" table:style-name="ce52">
            <text:p>3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14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Sefton</text:p>
          </table:table-cell>
          <table:table-cell office:value-type="float" office:value="6.8140000000000001" table:style-name="ce51">
            <text:p>6.8</text:p>
          </table:table-cell>
          <table:table-cell office:value-type="float" office:value="18.132000000000001" table:style-name="ce51">
            <text:p>18.1</text:p>
          </table:table-cell>
          <table:table-cell office:value-type="float" office:value="37.57996911537613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13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St. Helens</text:p>
          </table:table-cell>
          <table:table-cell office:value-type="float" office:value="5.8179999999999996" table:style-name="ce51">
            <text:p>5.8</text:p>
          </table:table-cell>
          <table:table-cell office:value-type="float" office:value="13.364000000000001" table:style-name="ce51">
            <text:p>13.4</text:p>
          </table:table-cell>
          <table:table-cell office:value-type="float" office:value="43.534869799461234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15</text:p>
          </table:table-cell>
          <table:table-cell office:value-type="string" table:style-name="ce45">
            <text:p>North West</text:p>
          </table:table-cell>
          <table:table-cell office:value-type="string" table:style-name="ce54">
            <text:p>Wirral</text:p>
          </table:table-cell>
          <table:table-cell office:value-type="float" office:value="8.9049999999999994" table:style-name="ce51">
            <text:p>8.9</text:p>
          </table:table-cell>
          <table:table-cell office:value-type="float" office:value="23.295999999999999" table:style-name="ce51">
            <text:p>23.3</text:p>
          </table:table-cell>
          <table:table-cell office:value-type="float" office:value="38.225446428571423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21">
            <text:p>E1200000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5">
            <text:p>All Yorkshire and the Humber</text:p>
          </table:table-cell>
          <table:table-cell office:value-type="float" office:value="110.349" table:style-name="ce47">
            <text:p>110</text:p>
          </table:table-cell>
          <table:table-cell office:value-type="float" office:value="274.38200000000001" table:style-name="ce48">
            <text:p><text:s/>274<text:s/></text:p>
          </table:table-cell>
          <table:table-cell office:value-type="float" office:value="40.217288306084221" table:style-name="ce49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11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3">
            <text:p>East Riding of Yorkshire</text:p>
          </table:table-cell>
          <table:table-cell office:value-type="float" office:value="7.66" table:style-name="ce51">
            <text:p>7.7</text:p>
          </table:table-cell>
          <table:table-cell office:value-type="float" office:value="14.222" table:style-name="ce51">
            <text:p>14.2</text:p>
          </table:table-cell>
          <table:table-cell office:value-type="float" office:value="53.860216565883846" table:style-name="ce52">
            <text:p>5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10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3">
            <text:p>Kingston upon Hull, City of</text:p>
          </table:table-cell>
          <table:table-cell office:value-type="float" office:value="5.7060000000000004" table:style-name="ce51">
            <text:p>5.7</text:p>
          </table:table-cell>
          <table:table-cell office:value-type="float" office:value="15.465999999999999" table:style-name="ce51">
            <text:p>15.5</text:p>
          </table:table-cell>
          <table:table-cell office:value-type="float" office:value="36.893831630673738" table:style-name="ce52">
            <text:p>3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12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3">
            <text:p>North East Lincolnshire</text:p>
          </table:table-cell>
          <table:table-cell office:value-type="float" office:value="3.3180000000000001" table:style-name="ce51">
            <text:p>3.3</text:p>
          </table:table-cell>
          <table:table-cell office:value-type="float" office:value="8.7799999999999994" table:style-name="ce51">
            <text:p>8.8</text:p>
          </table:table-cell>
          <table:table-cell office:value-type="float" office:value="37.790432801822327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1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3">
            <text:p>North Lincolnshire</text:p>
          </table:table-cell>
          <table:table-cell office:value-type="float" office:value="3.508" table:style-name="ce51">
            <text:p>3.5</text:p>
          </table:table-cell>
          <table:table-cell office:value-type="float" office:value="8.6449999999999996" table:style-name="ce51">
            <text:p>8.6</text:p>
          </table:table-cell>
          <table:table-cell office:value-type="float" office:value="40.578368999421635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14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3">
            <text:p>York</text:p>
          </table:table-cell>
          <table:table-cell office:value-type="float" office:value="2.5099999999999998" table:style-name="ce51">
            <text:p>2.5</text:p>
          </table:table-cell>
          <table:table-cell office:value-type="float" office:value="5.6340000000000003" table:style-name="ce51">
            <text:p>5.6</text:p>
          </table:table-cell>
          <table:table-cell office:value-type="float" office:value="44.550940717074894" table:style-name="ce52">
            <text:p>45</text:p>
          </table:table-cell>
          <table:table-cell table:number-columns-repeated="16378" table:style-name="ce38"/>
        </table:table-row>
        <table:table-row table:style-name="ro10">
          <table:table-cell office:value-type="string" table:style-name="ce8">
            <text:p>E1000002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3">
            <text:p>North Yorkshire</text:p>
          </table:table-cell>
          <table:table-cell office:value-type="float" office:value="9.4610000000000003" table:style-name="ce51">
            <text:p>9.5</text:p>
          </table:table-cell>
          <table:table-cell office:value-type="float" office:value="21.565000000000001" table:style-name="ce51">
            <text:p>21.6</text:p>
          </table:table-cell>
          <table:table-cell office:value-type="float" office:value="43.872014838859265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100000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3">
            <text:p>South Yorkshire</text:p>
          </table:table-cell>
          <table:table-cell office:value-type="float" office:value="34.576000000000001" table:style-name="ce51">
            <text:p>34.6</text:p>
          </table:table-cell>
          <table:table-cell office:value-type="float" office:value="85.197999999999993" table:style-name="ce51">
            <text:p>85.2</text:p>
          </table:table-cell>
          <table:table-cell office:value-type="float" office:value="40.583112279630981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16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4">
            <text:p>Barnsley</text:p>
          </table:table-cell>
          <table:table-cell office:value-type="float" office:value="8.1379999999999999" table:style-name="ce51">
            <text:p>8.1</text:p>
          </table:table-cell>
          <table:table-cell office:value-type="float" office:value="18.370999999999999" table:style-name="ce51">
            <text:p>18.4</text:p>
          </table:table-cell>
          <table:table-cell office:value-type="float" office:value="44.298078493277451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17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4">
            <text:p>Doncaster</text:p>
          </table:table-cell>
          <table:table-cell office:value-type="float" office:value="8.3369999999999997" table:style-name="ce51">
            <text:p>8.3</text:p>
          </table:table-cell>
          <table:table-cell office:value-type="float" office:value="19.006" table:style-name="ce51">
            <text:p>19.0</text:p>
          </table:table-cell>
          <table:table-cell office:value-type="float" office:value="43.86509523308429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18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4">
            <text:p>Rotherham<text:s/></text:p>
          </table:table-cell>
          <table:table-cell office:value-type="float" office:value="7.4589999999999996" table:style-name="ce51">
            <text:p>7.5</text:p>
          </table:table-cell>
          <table:table-cell office:value-type="float" office:value="18.016999999999999" table:style-name="ce51">
            <text:p>18.0</text:p>
          </table:table-cell>
          <table:table-cell office:value-type="float" office:value="41.39978908808348" table:style-name="ce52">
            <text:p>41</text:p>
          </table:table-cell>
          <table:table-cell table:number-columns-repeated="2" table:style-name="ce56"/>
          <table:table-cell table:style-name="ce57"/>
          <table:table-cell table:style-name="ce58"/>
          <table:table-cell table:style-name="ce59"/>
          <table:table-cell table:number-columns-repeated="8" table:style-name="ce60"/>
          <table:table-cell table:number-columns-repeated="16365" table:style-name="ce24"/>
        </table:table-row>
        <table:table-row table:style-name="ro10">
          <table:table-cell office:value-type="string" table:style-name="ce8">
            <text:p>E08000019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4">
            <text:p>Sheffield</text:p>
          </table:table-cell>
          <table:table-cell office:value-type="float" office:value="10.641999999999999" table:style-name="ce51">
            <text:p>10.6</text:p>
          </table:table-cell>
          <table:table-cell office:value-type="float" office:value="29.803999999999998" table:style-name="ce51">
            <text:p>29.8</text:p>
          </table:table-cell>
          <table:table-cell office:value-type="float" office:value="35.706616561535363" table:style-name="ce52">
            <text:p>3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61">
            <text:p>E11000006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3">
            <text:p>West Yorkshire</text:p>
          </table:table-cell>
          <table:table-cell office:value-type="float" office:value="43.61" table:style-name="ce51">
            <text:p>43.6</text:p>
          </table:table-cell>
          <table:table-cell office:value-type="float" office:value="114.87199999999999" table:style-name="ce51">
            <text:p>114.9</text:p>
          </table:table-cell>
          <table:table-cell office:value-type="float" office:value="37.963994707152317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32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4">
            <text:p>Bradford<text:s/></text:p>
          </table:table-cell>
          <table:table-cell office:value-type="float" office:value="9.3230000000000004" table:style-name="ce51">
            <text:p>9.3</text:p>
          </table:table-cell>
          <table:table-cell office:value-type="float" office:value="27.343" table:style-name="ce51">
            <text:p>27.3</text:p>
          </table:table-cell>
          <table:table-cell office:value-type="float" office:value="34.096478074827196" table:style-name="ce52">
            <text:p>3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33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4">
            <text:p>Calderdale</text:p>
          </table:table-cell>
          <table:table-cell office:value-type="float" office:value="3.9329999999999998" table:style-name="ce51">
            <text:p>3.9</text:p>
          </table:table-cell>
          <table:table-cell office:value-type="float" office:value="9.8409999999999993" table:style-name="ce51">
            <text:p>9.8</text:p>
          </table:table-cell>
          <table:table-cell office:value-type="float" office:value="39.965450665582772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34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4">
            <text:p>Kirklees<text:s/></text:p>
          </table:table-cell>
          <table:table-cell office:value-type="float" office:value="8.5370000000000008" table:style-name="ce51">
            <text:p>8.5</text:p>
          </table:table-cell>
          <table:table-cell office:value-type="float" office:value="21.166" table:style-name="ce51">
            <text:p>21.2</text:p>
          </table:table-cell>
          <table:table-cell office:value-type="float" office:value="40.333553812718513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35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4">
            <text:p>Leeds<text:s/></text:p>
          </table:table-cell>
          <table:table-cell office:value-type="float" office:value="13.032999999999999" table:style-name="ce51">
            <text:p>13.0</text:p>
          </table:table-cell>
          <table:table-cell office:value-type="float" office:value="34.957000000000001" table:style-name="ce51">
            <text:p>35.0</text:p>
          </table:table-cell>
          <table:table-cell office:value-type="float" office:value="37.282947621363391" table:style-name="ce52">
            <text:p>3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36</text:p>
          </table:table-cell>
          <table:table-cell office:value-type="string" table:style-name="ce45">
            <text:p>Yorkshire and the Humber</text:p>
          </table:table-cell>
          <table:table-cell office:value-type="string" table:style-name="ce54">
            <text:p>Wakefield</text:p>
          </table:table-cell>
          <table:table-cell office:value-type="float" office:value="8.7840000000000007" table:style-name="ce51">
            <text:p>8.8</text:p>
          </table:table-cell>
          <table:table-cell office:value-type="float" office:value="21.565000000000001" table:style-name="ce51">
            <text:p>21.6</text:p>
          </table:table-cell>
          <table:table-cell office:value-type="float" office:value="40.732668676095521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21">
            <text:p>E12000004</text:p>
          </table:table-cell>
          <table:table-cell office:value-type="string" table:style-name="ce45">
            <text:p>East Midlands</text:p>
          </table:table-cell>
          <table:table-cell office:value-type="string" table:style-name="ce55">
            <text:p>All East Midlands</text:p>
          </table:table-cell>
          <table:table-cell office:value-type="float" office:value="94.001000000000005" table:style-name="ce47">
            <text:p>94</text:p>
          </table:table-cell>
          <table:table-cell office:value-type="float" office:value="208.69" table:style-name="ce48">
            <text:p><text:s/>209<text:s/></text:p>
          </table:table-cell>
          <table:table-cell office:value-type="float" office:value="45.043365757822613" table:style-name="ce49">
            <text:p>4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15</text:p>
          </table:table-cell>
          <table:table-cell office:value-type="string" table:style-name="ce45">
            <text:p>East Midlands</text:p>
          </table:table-cell>
          <table:table-cell office:value-type="string" table:style-name="ce53">
            <text:p>Derby<text:s/></text:p>
          </table:table-cell>
          <table:table-cell office:value-type="float" office:value="4.9320000000000004" table:style-name="ce51">
            <text:p>4.9</text:p>
          </table:table-cell>
          <table:table-cell office:value-type="float" office:value="14.84" table:style-name="ce51">
            <text:p>14.8</text:p>
          </table:table-cell>
          <table:table-cell office:value-type="float" office:value="33.2345013477089" table:style-name="ce52">
            <text:p>3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16</text:p>
          </table:table-cell>
          <table:table-cell office:value-type="string" table:style-name="ce45">
            <text:p>East Midlands</text:p>
          </table:table-cell>
          <table:table-cell office:value-type="string" table:style-name="ce53">
            <text:p>Leicester</text:p>
          </table:table-cell>
          <table:table-cell office:value-type="float" office:value="6.4059999999999997" table:style-name="ce51">
            <text:p>6.4</text:p>
          </table:table-cell>
          <table:table-cell office:value-type="float" office:value="18.123000000000001" table:style-name="ce51">
            <text:p>18.1</text:p>
          </table:table-cell>
          <table:table-cell office:value-type="float" office:value="35.347348672957011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18</text:p>
          </table:table-cell>
          <table:table-cell office:value-type="string" table:style-name="ce45">
            <text:p>East Midlands</text:p>
          </table:table-cell>
          <table:table-cell office:value-type="string" table:style-name="ce53">
            <text:p>Nottingham</text:p>
          </table:table-cell>
          <table:table-cell office:value-type="float" office:value="6.1630000000000003" table:style-name="ce51">
            <text:p>6.2</text:p>
          </table:table-cell>
          <table:table-cell office:value-type="float" office:value="20.609000000000002" table:style-name="ce51">
            <text:p>20.6</text:p>
          </table:table-cell>
          <table:table-cell office:value-type="float" office:value="29.90441069435683" table:style-name="ce52">
            <text:p>3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17</text:p>
          </table:table-cell>
          <table:table-cell office:value-type="string" table:style-name="ce45">
            <text:p>East Midlands</text:p>
          </table:table-cell>
          <table:table-cell office:value-type="string" table:style-name="ce53">
            <text:p>Rutland<text:s/></text:p>
          </table:table-cell>
          <table:table-cell office:value-type="float" office:value="0.505" table:style-name="ce51">
            <text:p>0.5</text:p>
          </table:table-cell>
          <table:table-cell office:value-type="float" office:value="1.083" table:style-name="ce51">
            <text:p>1.1</text:p>
          </table:table-cell>
          <table:table-cell office:value-type="float" office:value="46.629732225300096" table:style-name="ce52">
            <text:p>4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07</text:p>
          </table:table-cell>
          <table:table-cell office:value-type="string" table:style-name="ce45">
            <text:p>East Midlands</text:p>
          </table:table-cell>
          <table:table-cell office:value-type="string" table:style-name="ce53">
            <text:p>Derbyshire</text:p>
          </table:table-cell>
          <table:table-cell office:value-type="float" office:value="17.050999999999998" table:style-name="ce51">
            <text:p>17.1</text:p>
          </table:table-cell>
          <table:table-cell office:value-type="float" office:value="42.2" table:style-name="ce51">
            <text:p>42.2</text:p>
          </table:table-cell>
          <table:table-cell office:value-type="float" office:value="40.405213270142177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18</text:p>
          </table:table-cell>
          <table:table-cell office:value-type="string" table:style-name="ce45">
            <text:p>East Midlands</text:p>
          </table:table-cell>
          <table:table-cell office:value-type="string" table:style-name="ce53">
            <text:p>Leicestershire</text:p>
          </table:table-cell>
          <table:table-cell office:value-type="float" office:value="9.1679999999999993" table:style-name="ce51">
            <text:p>9.2</text:p>
          </table:table-cell>
          <table:table-cell office:value-type="float" office:value="25.585999999999999" table:style-name="ce51">
            <text:p>25.6</text:p>
          </table:table-cell>
          <table:table-cell office:value-type="float" office:value="35.832095677323537" table:style-name="ce52">
            <text:p>3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19</text:p>
          </table:table-cell>
          <table:table-cell office:value-type="string" table:style-name="ce45">
            <text:p>East Midlands</text:p>
          </table:table-cell>
          <table:table-cell office:value-type="string" table:style-name="ce53">
            <text:p>Lincolnshire<text:s/></text:p>
          </table:table-cell>
          <table:table-cell office:value-type="float" office:value="17.728999999999999" table:style-name="ce51">
            <text:p>17.7</text:p>
          </table:table-cell>
          <table:table-cell office:value-type="float" office:value="40.045999999999999" table:style-name="ce51">
            <text:p>40.0</text:p>
          </table:table-cell>
          <table:table-cell office:value-type="float" office:value="44.271587674174704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61</text:p>
          </table:table-cell>
          <table:table-cell office:value-type="string" table:style-name="ce45">
            <text:p>East Midlands</text:p>
          </table:table-cell>
          <table:table-cell office:value-type="string" table:style-name="ce53">
            <text:p>North Northamptonshire<text:s/></text:p>
          </table:table-cell>
          <table:table-cell office:value-type="float" office:value="6.306" table:style-name="ce51">
            <text:p>6.3</text:p>
          </table:table-cell>
          <table:table-cell office:value-type="float" office:value="15.78" table:style-name="ce51">
            <text:p>15.8</text:p>
          </table:table-cell>
          <table:table-cell office:value-type="float" office:value="39.961977186311785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62</text:p>
          </table:table-cell>
          <table:table-cell office:value-type="string" table:style-name="ce21">
            <text:p>East Midlands</text:p>
          </table:table-cell>
          <table:table-cell office:value-type="string" table:style-name="ce8">
            <text:p>West Northamptonshire</text:p>
          </table:table-cell>
          <table:table-cell office:value-type="float" office:value="5.9340000000000002" table:style-name="ce51">
            <text:p>5.9</text:p>
          </table:table-cell>
          <table:table-cell office:value-type="float" office:value="14.573" table:style-name="ce51">
            <text:p>14.6</text:p>
          </table:table-cell>
          <table:table-cell office:value-type="float" office:value="40.719138132162222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24</text:p>
          </table:table-cell>
          <table:table-cell office:value-type="string" table:style-name="ce45">
            <text:p>East Midlands</text:p>
          </table:table-cell>
          <table:table-cell office:value-type="string" table:style-name="ce53">
            <text:p>Nottinghamshire</text:p>
          </table:table-cell>
          <table:table-cell office:value-type="float" office:value="19.806999999999999" table:style-name="ce51">
            <text:p>19.8</text:p>
          </table:table-cell>
          <table:table-cell office:value-type="float" office:value="45.496000000000002" table:style-name="ce51">
            <text:p>45.5</text:p>
          </table:table-cell>
          <table:table-cell office:value-type="float" office:value="43.535695445753468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21">
            <text:p>E12000005</text:p>
          </table:table-cell>
          <table:table-cell office:value-type="string" table:style-name="ce45">
            <text:p>West Midlands</text:p>
          </table:table-cell>
          <table:table-cell office:value-type="string" table:style-name="ce21">
            <text:p>All West Midlands</text:p>
          </table:table-cell>
          <table:table-cell office:value-type="float" office:value="115.566" table:style-name="ce47">
            <text:p>116</text:p>
          </table:table-cell>
          <table:table-cell office:value-type="float" office:value="304.92599999999999" table:style-name="ce48">
            <text:p><text:s/>305<text:s/></text:p>
          </table:table-cell>
          <table:table-cell office:value-type="float" office:value="37.89968713720706" table:style-name="ce49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19</text:p>
          </table:table-cell>
          <table:table-cell office:value-type="string" table:style-name="ce45">
            <text:p>West Midlands</text:p>
          </table:table-cell>
          <table:table-cell office:value-type="string" table:style-name="ce8">
            <text:p>Herefordshire, County of</text:p>
          </table:table-cell>
          <table:table-cell office:value-type="float" office:value="3.5489999999999999" table:style-name="ce51">
            <text:p>3.5</text:p>
          </table:table-cell>
          <table:table-cell office:value-type="float" office:value="7.9939999999999998" table:style-name="ce51">
            <text:p>8.0</text:p>
          </table:table-cell>
          <table:table-cell office:value-type="float" office:value="44.395796847635729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51</text:p>
          </table:table-cell>
          <table:table-cell office:value-type="string" table:style-name="ce45">
            <text:p>West Midlands</text:p>
          </table:table-cell>
          <table:table-cell office:value-type="string" table:style-name="ce8">
            <text:p>Shropshire<text:s/></text:p>
          </table:table-cell>
          <table:table-cell office:value-type="float" office:value="6.0810000000000004" table:style-name="ce51">
            <text:p>6.1</text:p>
          </table:table-cell>
          <table:table-cell office:value-type="float" office:value="14.164" table:style-name="ce51">
            <text:p>14.2</text:p>
          </table:table-cell>
          <table:table-cell office:value-type="float" office:value="42.932787348206723" table:style-name="ce52">
            <text:p>4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6">
            <text:p>E06000021</text:p>
          </table:table-cell>
          <table:table-cell office:value-type="string" table:style-name="ce45">
            <text:p>West Midlands</text:p>
          </table:table-cell>
          <table:table-cell office:value-type="string" table:style-name="ce8">
            <text:p>Stoke-on-Trent</text:p>
          </table:table-cell>
          <table:table-cell office:value-type="float" office:value="7.2969999999999997" table:style-name="ce51">
            <text:p>7.3</text:p>
          </table:table-cell>
          <table:table-cell office:value-type="float" office:value="17.911999999999999" table:style-name="ce51">
            <text:p>17.9</text:p>
          </table:table-cell>
          <table:table-cell office:value-type="float" office:value="40.738052702099154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6">
            <text:p>E06000020</text:p>
          </table:table-cell>
          <table:table-cell office:value-type="string" table:style-name="ce45">
            <text:p>West Midlands</text:p>
          </table:table-cell>
          <table:table-cell office:value-type="string" table:style-name="ce8">
            <text:p>Telford and Wrekin</text:p>
          </table:table-cell>
          <table:table-cell office:value-type="float" office:value="5.0419999999999998" table:style-name="ce51">
            <text:p>5.0</text:p>
          </table:table-cell>
          <table:table-cell office:value-type="float" office:value="11.363" table:style-name="ce51">
            <text:p>11.4</text:p>
          </table:table-cell>
          <table:table-cell office:value-type="float" office:value="44.372084836750858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6">
            <text:p>E10000028</text:p>
          </table:table-cell>
          <table:table-cell office:value-type="string" table:style-name="ce45">
            <text:p>West Midlands</text:p>
          </table:table-cell>
          <table:table-cell office:value-type="string" table:style-name="ce8">
            <text:p>Staffordshire</text:p>
          </table:table-cell>
          <table:table-cell office:value-type="float" office:value="15.303000000000001" table:style-name="ce51">
            <text:p>15.3</text:p>
          </table:table-cell>
          <table:table-cell office:value-type="float" office:value="41.595999999999997" table:style-name="ce51">
            <text:p>41.6</text:p>
          </table:table-cell>
          <table:table-cell office:value-type="float" office:value="36.789595153380141" table:style-name="ce52">
            <text:p>3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31</text:p>
          </table:table-cell>
          <table:table-cell office:value-type="string" table:style-name="ce45">
            <text:p>West Midlands</text:p>
          </table:table-cell>
          <table:table-cell office:value-type="string" table:style-name="ce8">
            <text:p>Warwickshire</text:p>
          </table:table-cell>
          <table:table-cell office:value-type="float" office:value="9.6509999999999998" table:style-name="ce51">
            <text:p>9.7</text:p>
          </table:table-cell>
          <table:table-cell office:value-type="float" office:value="23.63" table:style-name="ce51">
            <text:p>23.6</text:p>
          </table:table-cell>
          <table:table-cell office:value-type="float" office:value="40.842149809564113" table:style-name="ce52">
            <text:p>41</text:p>
          </table:table-cell>
          <table:table-cell table:number-columns-repeated="2" table:style-name="ce56"/>
          <table:table-cell table:style-name="ce57"/>
          <table:table-cell table:style-name="ce58"/>
          <table:table-cell table:style-name="ce59"/>
          <table:table-cell table:number-columns-repeated="8" table:style-name="ce60"/>
          <table:table-cell table:number-columns-repeated="16365" table:style-name="ce24"/>
        </table:table-row>
        <table:table-row table:style-name="ro10">
          <table:table-cell office:value-type="string" table:style-name="ce8">
            <text:p>E11000005</text:p>
          </table:table-cell>
          <table:table-cell office:value-type="string" table:style-name="ce45">
            <text:p>West Midlands</text:p>
          </table:table-cell>
          <table:table-cell office:value-type="string" table:style-name="ce8">
            <text:p>West Midlands</text:p>
          </table:table-cell>
          <table:table-cell office:value-type="float" office:value="57.620000000000005" table:style-name="ce51">
            <text:p>57.6</text:p>
          </table:table-cell>
          <table:table-cell office:value-type="float" office:value="163.143" table:style-name="ce51">
            <text:p>163.1</text:p>
          </table:table-cell>
          <table:table-cell office:value-type="float" office:value="35.318708127225811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25</text:p>
          </table:table-cell>
          <table:table-cell office:value-type="string" table:style-name="ce45">
            <text:p>West Midlands</text:p>
          </table:table-cell>
          <table:table-cell office:value-type="string" table:style-name="ce62">
            <text:p>Birmingham</text:p>
          </table:table-cell>
          <table:table-cell office:value-type="float" office:value="19.395" table:style-name="ce51">
            <text:p>19.4</text:p>
          </table:table-cell>
          <table:table-cell office:value-type="float" office:value="64.661000000000001" table:style-name="ce51">
            <text:p>64.7</text:p>
          </table:table-cell>
          <table:table-cell office:value-type="float" office:value="29.994896459999072" table:style-name="ce52">
            <text:p>3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26</text:p>
          </table:table-cell>
          <table:table-cell office:value-type="string" table:style-name="ce45">
            <text:p>West Midlands</text:p>
          </table:table-cell>
          <table:table-cell office:value-type="string" table:style-name="ce62">
            <text:p>Coventry</text:p>
          </table:table-cell>
          <table:table-cell office:value-type="float" office:value="6.3710000000000004" table:style-name="ce51">
            <text:p>6.4</text:p>
          </table:table-cell>
          <table:table-cell office:value-type="float" office:value="18.033999999999999" table:style-name="ce51">
            <text:p>18.0</text:p>
          </table:table-cell>
          <table:table-cell office:value-type="float" office:value="35.327714317400471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27</text:p>
          </table:table-cell>
          <table:table-cell office:value-type="string" table:style-name="ce45">
            <text:p>West Midlands</text:p>
          </table:table-cell>
          <table:table-cell office:value-type="string" table:style-name="ce62">
            <text:p>Dudley<text:s/></text:p>
          </table:table-cell>
          <table:table-cell office:value-type="float" office:value="7.4379999999999997" table:style-name="ce51">
            <text:p>7.4</text:p>
          </table:table-cell>
          <table:table-cell office:value-type="float" office:value="17.366" table:style-name="ce51">
            <text:p>17.4</text:p>
          </table:table-cell>
          <table:table-cell office:value-type="float" office:value="42.830818841414256" table:style-name="ce52">
            <text:p>4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28</text:p>
          </table:table-cell>
          <table:table-cell office:value-type="string" table:style-name="ce45">
            <text:p>West Midlands</text:p>
          </table:table-cell>
          <table:table-cell office:value-type="string" table:style-name="ce62">
            <text:p>Sandwell<text:s/></text:p>
          </table:table-cell>
          <table:table-cell office:value-type="float" office:value="7.3179999999999996" table:style-name="ce51">
            <text:p>7.3</text:p>
          </table:table-cell>
          <table:table-cell office:value-type="float" office:value="20.841999999999999" table:style-name="ce51">
            <text:p>20.8</text:p>
          </table:table-cell>
          <table:table-cell office:value-type="float" office:value="35.111793493906532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29</text:p>
          </table:table-cell>
          <table:table-cell office:value-type="string" table:style-name="ce45">
            <text:p>West Midlands</text:p>
          </table:table-cell>
          <table:table-cell office:value-type="string" table:style-name="ce62">
            <text:p>Solihull</text:p>
          </table:table-cell>
          <table:table-cell office:value-type="float" office:value="4.5599999999999996" table:style-name="ce51">
            <text:p>4.6</text:p>
          </table:table-cell>
          <table:table-cell office:value-type="float" office:value="9.5259999999999998" table:style-name="ce51">
            <text:p>9.5</text:p>
          </table:table-cell>
          <table:table-cell office:value-type="float" office:value="47.868990132269573" table:style-name="ce52">
            <text:p>4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30</text:p>
          </table:table-cell>
          <table:table-cell office:value-type="string" table:style-name="ce45">
            <text:p>West Midlands</text:p>
          </table:table-cell>
          <table:table-cell office:value-type="string" table:style-name="ce62">
            <text:p>Walsall</text:p>
          </table:table-cell>
          <table:table-cell office:value-type="float" office:value="6.8780000000000001" table:style-name="ce51">
            <text:p>6.9</text:p>
          </table:table-cell>
          <table:table-cell office:value-type="float" office:value="17.248999999999999" table:style-name="ce51">
            <text:p>17.2</text:p>
          </table:table-cell>
          <table:table-cell office:value-type="float" office:value="39.874775349295618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8000031</text:p>
          </table:table-cell>
          <table:table-cell office:value-type="string" table:style-name="ce45">
            <text:p>West Midlands</text:p>
          </table:table-cell>
          <table:table-cell office:value-type="string" table:style-name="ce62">
            <text:p>Wolverhampton</text:p>
          </table:table-cell>
          <table:table-cell office:value-type="float" office:value="5.66" table:style-name="ce51">
            <text:p>5.7</text:p>
          </table:table-cell>
          <table:table-cell office:value-type="float" office:value="15.465" table:style-name="ce51">
            <text:p>15.5</text:p>
          </table:table-cell>
          <table:table-cell office:value-type="float" office:value="36.598771419333978" table:style-name="ce52">
            <text:p>3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34</text:p>
          </table:table-cell>
          <table:table-cell office:value-type="string" table:style-name="ce45">
            <text:p>West Midlands</text:p>
          </table:table-cell>
          <table:table-cell office:value-type="string" table:style-name="ce8">
            <text:p>Worcestershire</text:p>
          </table:table-cell>
          <table:table-cell office:value-type="float" office:value="11.023" table:style-name="ce51">
            <text:p>11.0</text:p>
          </table:table-cell>
          <table:table-cell office:value-type="float" office:value="25.123999999999999" table:style-name="ce51">
            <text:p>25.1</text:p>
          </table:table-cell>
          <table:table-cell office:value-type="float" office:value="43.874383060022296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21">
            <text:p>E12000006</text:p>
          </table:table-cell>
          <table:table-cell office:value-type="string" table:style-name="ce21">
            <text:p>East</text:p>
          </table:table-cell>
          <table:table-cell office:value-type="string" table:style-name="ce22">
            <text:p>All East<text:s/></text:p>
          </table:table-cell>
          <table:table-cell office:value-type="float" office:value="95.12700000000001" table:style-name="ce47">
            <text:p>95</text:p>
          </table:table-cell>
          <table:table-cell office:value-type="float" office:value="225.881" table:style-name="ce48">
            <text:p><text:s/>226<text:s/></text:p>
          </table:table-cell>
          <table:table-cell office:value-type="float" office:value="42.113767868922139" table:style-name="ce49">
            <text:p>42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55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Bedford</text:p>
          </table:table-cell>
          <table:table-cell office:value-type="float" office:value="2.552" table:style-name="ce51">
            <text:p>2.6</text:p>
          </table:table-cell>
          <table:table-cell office:value-type="float" office:value="6.1349999999999998" table:style-name="ce51">
            <text:p>6.1</text:p>
          </table:table-cell>
          <table:table-cell office:value-type="float" office:value="41.597392013039936" table:style-name="ce52">
            <text:p>42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56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Central Bedfordshire</text:p>
          </table:table-cell>
          <table:table-cell office:value-type="float" office:value="3.448" table:style-name="ce51">
            <text:p>3.4</text:p>
          </table:table-cell>
          <table:table-cell office:value-type="float" office:value="8.4710000000000001" table:style-name="ce51">
            <text:p>8.5</text:p>
          </table:table-cell>
          <table:table-cell office:value-type="float" office:value="40.703576909455791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32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Luton</text:p>
          </table:table-cell>
          <table:table-cell office:value-type="float" office:value="3.3180000000000001" table:style-name="ce51">
            <text:p>3.3</text:p>
          </table:table-cell>
          <table:table-cell office:value-type="float" office:value="8.1419999999999995" table:style-name="ce51">
            <text:p>8.1</text:p>
          </table:table-cell>
          <table:table-cell office:value-type="float" office:value="40.751658069270455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31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Peterborough</text:p>
          </table:table-cell>
          <table:table-cell office:value-type="float" office:value="3.8889999999999998" table:style-name="ce51">
            <text:p>3.9</text:p>
          </table:table-cell>
          <table:table-cell office:value-type="float" office:value="10.063000000000001" table:style-name="ce51">
            <text:p>10.1</text:p>
          </table:table-cell>
          <table:table-cell office:value-type="float" office:value="38.646526880651891" table:style-name="ce52">
            <text:p>3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33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Southend-on-Sea</text:p>
          </table:table-cell>
          <table:table-cell office:value-type="float" office:value="2.9039999999999999" table:style-name="ce51">
            <text:p>2.9</text:p>
          </table:table-cell>
          <table:table-cell office:value-type="float" office:value="7.2549999999999999" table:style-name="ce51">
            <text:p>7.3</text:p>
          </table:table-cell>
          <table:table-cell office:value-type="float" office:value="40.027567195037904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34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Thurrock</text:p>
          </table:table-cell>
          <table:table-cell office:value-type="float" office:value="3.681" table:style-name="ce51">
            <text:p>3.7</text:p>
          </table:table-cell>
          <table:table-cell office:value-type="float" office:value="5.8570000000000002" table:style-name="ce51">
            <text:p>5.9</text:p>
          </table:table-cell>
          <table:table-cell office:value-type="float" office:value="62.847874338398505" table:style-name="ce52">
            <text:p>6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03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Cambridgeshire</text:p>
          </table:table-cell>
          <table:table-cell office:value-type="float" office:value="8.7170000000000005" table:style-name="ce51">
            <text:p>8.7</text:p>
          </table:table-cell>
          <table:table-cell office:value-type="float" office:value="21.875" table:style-name="ce51">
            <text:p>21.9</text:p>
          </table:table-cell>
          <table:table-cell office:value-type="float" office:value="39.849142857142859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12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Essex</text:p>
          </table:table-cell>
          <table:table-cell office:value-type="float" office:value="23.635000000000002" table:style-name="ce51">
            <text:p>23.6</text:p>
          </table:table-cell>
          <table:table-cell office:value-type="float" office:value="53.231999999999999" table:style-name="ce51">
            <text:p>53.2</text:p>
          </table:table-cell>
          <table:table-cell office:value-type="float" office:value="44.399984971445747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15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Hertfordshire<text:s/></text:p>
          </table:table-cell>
          <table:table-cell office:value-type="float" office:value="13.804" table:style-name="ce51">
            <text:p>13.8</text:p>
          </table:table-cell>
          <table:table-cell office:value-type="float" office:value="35.023000000000003" table:style-name="ce51">
            <text:p>35.0</text:p>
          </table:table-cell>
          <table:table-cell office:value-type="float" office:value="39.414099306170229" table:style-name="ce52">
            <text:p>3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20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Norfolk<text:s/></text:p>
          </table:table-cell>
          <table:table-cell office:value-type="float" office:value="16.608000000000001" table:style-name="ce51">
            <text:p>16.6</text:p>
          </table:table-cell>
          <table:table-cell office:value-type="float" office:value="40.54" table:style-name="ce51">
            <text:p>40.5</text:p>
          </table:table-cell>
          <table:table-cell office:value-type="float" office:value="40.966946225949677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29</text:p>
          </table:table-cell>
          <table:table-cell office:value-type="string" table:style-name="ce21">
            <text:p>East</text:p>
          </table:table-cell>
          <table:table-cell office:value-type="string" table:style-name="ce8">
            <text:p>Suffolk</text:p>
          </table:table-cell>
          <table:table-cell office:value-type="float" office:value="12.571" table:style-name="ce51">
            <text:p>12.6</text:p>
          </table:table-cell>
          <table:table-cell office:value-type="float" office:value="29.288" table:style-name="ce51">
            <text:p>29.3</text:p>
          </table:table-cell>
          <table:table-cell office:value-type="float" office:value="42.922015842665942" table:style-name="ce52">
            <text:p>43</text:p>
          </table:table-cell>
          <table:table-cell table:number-columns-repeated="2" table:style-name="ce63"/>
          <table:table-cell table:number-columns-repeated="16376" table:style-name="ce24"/>
        </table:table-row>
        <table:table-row table:style-name="ro10">
          <table:table-cell office:value-type="string" table:style-name="ce21">
            <text:p>E12000007</text:p>
          </table:table-cell>
          <table:table-cell office:value-type="string" table:style-name="ce21">
            <text:p>London</text:p>
          </table:table-cell>
          <table:table-cell office:value-type="string" table:style-name="ce22">
            <text:p>All London<text:s/></text:p>
          </table:table-cell>
          <table:table-cell office:value-type="float" office:value="120.54700000000001" table:style-name="ce47">
            <text:p>121</text:p>
          </table:table-cell>
          <table:table-cell office:value-type="float" office:value="296.42200000000003" table:style-name="ce48">
            <text:p><text:s/>296<text:s/></text:p>
          </table:table-cell>
          <table:table-cell office:value-type="float" office:value="40.667359372786095" table:style-name="ce49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07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Camden</text:p>
          </table:table-cell>
          <table:table-cell office:value-type="float" office:value="2.9289999999999998" table:style-name="ce51">
            <text:p>2.9</text:p>
          </table:table-cell>
          <table:table-cell office:value-type="float" office:value="8.7620000000000005" table:style-name="ce51">
            <text:p>8.8</text:p>
          </table:table-cell>
          <table:table-cell office:value-type="float" office:value="33.428440995206572" table:style-name="ce52">
            <text:p>3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01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City of London</text:p>
          </table:table-cell>
          <table:table-cell office:value-type="float" office:value="7.2999999999999995E-2" table:style-name="ce51">
            <text:p>0.1</text:p>
          </table:table-cell>
          <table:table-cell office:value-type="float" office:value="0.14299999999999999" table:style-name="ce51">
            <text:p>0.1</text:p>
          </table:table-cell>
          <table:table-cell office:value-type="float" office:value="51.048951048951054" table:style-name="ce52">
            <text:p>5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12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Hackney<text:s/></text:p>
          </table:table-cell>
          <table:table-cell office:value-type="float" office:value="4.5250000000000004" table:style-name="ce51">
            <text:p>4.5</text:p>
          </table:table-cell>
          <table:table-cell office:value-type="float" office:value="11.510999999999999" table:style-name="ce51">
            <text:p>11.5</text:p>
          </table:table-cell>
          <table:table-cell office:value-type="float" office:value="39.31022500217184" table:style-name="ce52">
            <text:p>3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13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Hammersmith and Fulham<text:s/></text:p>
          </table:table-cell>
          <table:table-cell office:value-type="float" office:value="2.1989999999999998" table:style-name="ce51">
            <text:p>2.2</text:p>
          </table:table-cell>
          <table:table-cell office:value-type="float" office:value="6.3109999999999999" table:style-name="ce51">
            <text:p>6.3</text:p>
          </table:table-cell>
          <table:table-cell office:value-type="float" office:value="34.843923308508948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14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Haringey</text:p>
          </table:table-cell>
          <table:table-cell office:value-type="float" office:value="4.7190000000000003" table:style-name="ce51">
            <text:p>4.7</text:p>
          </table:table-cell>
          <table:table-cell office:value-type="float" office:value="10.542999999999999" table:style-name="ce51">
            <text:p>10.5</text:p>
          </table:table-cell>
          <table:table-cell office:value-type="float" office:value="44.759556103575839" table:style-name="ce52">
            <text:p>4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19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Islington</text:p>
          </table:table-cell>
          <table:table-cell office:value-type="float" office:value="4.2439999999999998" table:style-name="ce51">
            <text:p>4.2</text:p>
          </table:table-cell>
          <table:table-cell office:value-type="float" office:value="10.52" table:style-name="ce51">
            <text:p>10.5</text:p>
          </table:table-cell>
          <table:table-cell office:value-type="float" office:value="40.342205323193916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20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Kensington and Chelsea</text:p>
          </table:table-cell>
          <table:table-cell office:value-type="float" office:value="1.248" table:style-name="ce51">
            <text:p>1.2</text:p>
          </table:table-cell>
          <table:table-cell office:value-type="float" office:value="4.7880000000000003" table:style-name="ce51">
            <text:p>4.8</text:p>
          </table:table-cell>
          <table:table-cell office:value-type="float" office:value="26.065162907268167" table:style-name="ce52">
            <text:p>2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22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Lambeth<text:s/></text:p>
          </table:table-cell>
          <table:table-cell office:value-type="float" office:value="3.585" table:style-name="ce51">
            <text:p>3.6</text:p>
          </table:table-cell>
          <table:table-cell office:value-type="float" office:value="10.792" table:style-name="ce51">
            <text:p>10.8</text:p>
          </table:table-cell>
          <table:table-cell office:value-type="float" office:value="33.219051148999256" table:style-name="ce52">
            <text:p>3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23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Lewisham<text:s/></text:p>
          </table:table-cell>
          <table:table-cell office:value-type="float" office:value="3.6520000000000001" table:style-name="ce51">
            <text:p>3.7</text:p>
          </table:table-cell>
          <table:table-cell office:value-type="float" office:value="11.183999999999999" table:style-name="ce51">
            <text:p>11.2</text:p>
          </table:table-cell>
          <table:table-cell office:value-type="float" office:value="32.653791130185979" table:style-name="ce52">
            <text:p>3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25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Newham<text:s/></text:p>
          </table:table-cell>
          <table:table-cell office:value-type="float" office:value="5.1950000000000003" table:style-name="ce51">
            <text:p>5.2</text:p>
          </table:table-cell>
          <table:table-cell office:value-type="float" office:value="12.131" table:style-name="ce51">
            <text:p>12.1</text:p>
          </table:table-cell>
          <table:table-cell office:value-type="float" office:value="42.824169483142363" table:style-name="ce52">
            <text:p>4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28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Southwark</text:p>
          </table:table-cell>
          <table:table-cell office:value-type="float" office:value="4.2009999999999996" table:style-name="ce51">
            <text:p>4.2</text:p>
          </table:table-cell>
          <table:table-cell office:value-type="float" office:value="11.518000000000001" table:style-name="ce51">
            <text:p>11.5</text:p>
          </table:table-cell>
          <table:table-cell office:value-type="float" office:value="36.473346067025517" table:style-name="ce52">
            <text:p>3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30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Tower Hamlets</text:p>
          </table:table-cell>
          <table:table-cell office:value-type="float" office:value="4.0990000000000002" table:style-name="ce51">
            <text:p>4.1</text:p>
          </table:table-cell>
          <table:table-cell office:value-type="float" office:value="10.276" table:style-name="ce51">
            <text:p>10.3</text:p>
          </table:table-cell>
          <table:table-cell office:value-type="float" office:value="39.889061891786696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32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Wandsworth</text:p>
          </table:table-cell>
          <table:table-cell office:value-type="float" office:value="2.8039999999999998" table:style-name="ce51">
            <text:p>2.8</text:p>
          </table:table-cell>
          <table:table-cell office:value-type="float" office:value="8.5609999999999999" table:style-name="ce51">
            <text:p>8.6</text:p>
          </table:table-cell>
          <table:table-cell office:value-type="float" office:value="32.753183039364558" table:style-name="ce52">
            <text:p>3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33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Westminster</text:p>
          </table:table-cell>
          <table:table-cell office:value-type="float" office:value="2.8879999999999999" table:style-name="ce51">
            <text:p>2.9</text:p>
          </table:table-cell>
          <table:table-cell office:value-type="float" office:value="8.2780000000000005" table:style-name="ce51">
            <text:p>8.3</text:p>
          </table:table-cell>
          <table:table-cell office:value-type="float" office:value="34.887654022710798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02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Barking and Dagenham</text:p>
          </table:table-cell>
          <table:table-cell office:value-type="float" office:value="4.4240000000000004" table:style-name="ce51">
            <text:p>4.4</text:p>
          </table:table-cell>
          <table:table-cell office:value-type="float" office:value="8.4440000000000008" table:style-name="ce51">
            <text:p>8.4</text:p>
          </table:table-cell>
          <table:table-cell office:value-type="float" office:value="52.392231170061578" table:style-name="ce52">
            <text:p>52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03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Barnet</text:p>
          </table:table-cell>
          <table:table-cell office:value-type="float" office:value="5.3369999999999997" table:style-name="ce51">
            <text:p>5.3</text:p>
          </table:table-cell>
          <table:table-cell office:value-type="float" office:value="11.695" table:style-name="ce51">
            <text:p>11.7</text:p>
          </table:table-cell>
          <table:table-cell office:value-type="float" office:value="45.634886703719538" table:style-name="ce52">
            <text:p>4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04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Bexley</text:p>
          </table:table-cell>
          <table:table-cell office:value-type="float" office:value="3.9790000000000001" table:style-name="ce51">
            <text:p>4.0</text:p>
          </table:table-cell>
          <table:table-cell office:value-type="float" office:value="8.5250000000000004" table:style-name="ce51">
            <text:p>8.5</text:p>
          </table:table-cell>
          <table:table-cell office:value-type="float" office:value="46.674486803519059" table:style-name="ce52">
            <text:p>47</text:p>
          </table:table-cell>
          <table:table-cell table:number-columns-repeated="2" table:style-name="ce56"/>
          <table:table-cell table:style-name="ce57"/>
          <table:table-cell table:style-name="ce58"/>
          <table:table-cell table:style-name="ce59"/>
          <table:table-cell table:number-columns-repeated="8" table:style-name="ce60"/>
          <table:table-cell table:number-columns-repeated="16365" table:style-name="ce24"/>
        </table:table-row>
        <table:table-row table:style-name="ro10">
          <table:table-cell office:value-type="string" table:style-name="ce8">
            <text:p>E09000005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Brent<text:s/></text:p>
          </table:table-cell>
          <table:table-cell office:value-type="float" office:value="4.7560000000000002" table:style-name="ce51">
            <text:p>4.8</text:p>
          </table:table-cell>
          <table:table-cell office:value-type="float" office:value="11.702" table:style-name="ce51">
            <text:p>11.7</text:p>
          </table:table-cell>
          <table:table-cell office:value-type="float" office:value="40.642625192274828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06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Bromley</text:p>
          </table:table-cell>
          <table:table-cell office:value-type="float" office:value="3.9769999999999999" table:style-name="ce51">
            <text:p>4.0</text:p>
          </table:table-cell>
          <table:table-cell office:value-type="float" office:value="9.8870000000000005" table:style-name="ce51">
            <text:p>9.9</text:p>
          </table:table-cell>
          <table:table-cell office:value-type="float" office:value="40.224537271164152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08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Croydon</text:p>
          </table:table-cell>
          <table:table-cell office:value-type="float" office:value="5.1529999999999996" table:style-name="ce51">
            <text:p>5.2</text:p>
          </table:table-cell>
          <table:table-cell office:value-type="float" office:value="13.718999999999999" table:style-name="ce51">
            <text:p>13.7</text:p>
          </table:table-cell>
          <table:table-cell office:value-type="float" office:value="37.561046723522125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09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Ealing</text:p>
          </table:table-cell>
          <table:table-cell office:value-type="float" office:value="5.0030000000000001" table:style-name="ce51">
            <text:p>5.0</text:p>
          </table:table-cell>
          <table:table-cell office:value-type="float" office:value="11.085000000000001" table:style-name="ce51">
            <text:p>11.1</text:p>
          </table:table-cell>
          <table:table-cell office:value-type="float" office:value="45.133062697338744" table:style-name="ce52">
            <text:p>4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10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Enfield</text:p>
          </table:table-cell>
          <table:table-cell office:value-type="float" office:value="5.6180000000000003" table:style-name="ce51">
            <text:p>5.6</text:p>
          </table:table-cell>
          <table:table-cell office:value-type="float" office:value="12.308" table:style-name="ce51">
            <text:p>12.3</text:p>
          </table:table-cell>
          <table:table-cell office:value-type="float" office:value="45.645108872278193" table:style-name="ce52">
            <text:p>4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11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Greenwich</text:p>
          </table:table-cell>
          <table:table-cell office:value-type="float" office:value="4.1189999999999998" table:style-name="ce51">
            <text:p>4.1</text:p>
          </table:table-cell>
          <table:table-cell office:value-type="float" office:value="11.029" table:style-name="ce51">
            <text:p>11.0</text:p>
          </table:table-cell>
          <table:table-cell office:value-type="float" office:value="37.346994287786742" table:style-name="ce52">
            <text:p>3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15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Harrow</text:p>
          </table:table-cell>
          <table:table-cell office:value-type="float" office:value="3.2109999999999999" table:style-name="ce51">
            <text:p>3.2</text:p>
          </table:table-cell>
          <table:table-cell office:value-type="float" office:value="7.2519999999999998" table:style-name="ce51">
            <text:p>7.3</text:p>
          </table:table-cell>
          <table:table-cell office:value-type="float" office:value="44.277440706012136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16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Havering</text:p>
          </table:table-cell>
          <table:table-cell office:value-type="float" office:value="4.0970000000000004" table:style-name="ce51">
            <text:p>4.1</text:p>
          </table:table-cell>
          <table:table-cell office:value-type="float" office:value="8.5090000000000003" table:style-name="ce51">
            <text:p>8.5</text:p>
          </table:table-cell>
          <table:table-cell office:value-type="float" office:value="48.149018686097079" table:style-name="ce52">
            <text:p>4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17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Hillingdon</text:p>
          </table:table-cell>
          <table:table-cell office:value-type="float" office:value="4.1589999999999998" table:style-name="ce51">
            <text:p>4.2</text:p>
          </table:table-cell>
          <table:table-cell office:value-type="float" office:value="9.3889999999999993" table:style-name="ce51">
            <text:p>9.4</text:p>
          </table:table-cell>
          <table:table-cell office:value-type="float" office:value="44.296517200979871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18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Hounslow</text:p>
          </table:table-cell>
          <table:table-cell office:value-type="float" office:value="3.5590000000000002" table:style-name="ce51">
            <text:p>3.6</text:p>
          </table:table-cell>
          <table:table-cell office:value-type="float" office:value="9.1020000000000003" table:style-name="ce51">
            <text:p>9.1</text:p>
          </table:table-cell>
          <table:table-cell office:value-type="float" office:value="39.101296418369593" table:style-name="ce52">
            <text:p>3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21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Kingston upon Thames</text:p>
          </table:table-cell>
          <table:table-cell office:value-type="float" office:value="1.7150000000000001" table:style-name="ce51">
            <text:p>1.7</text:p>
          </table:table-cell>
          <table:table-cell office:value-type="float" office:value="3.927" table:style-name="ce51">
            <text:p>3.9</text:p>
          </table:table-cell>
          <table:table-cell office:value-type="float" office:value="43.672014260249554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24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Merton</text:p>
          </table:table-cell>
          <table:table-cell office:value-type="float" office:value="2.1459999999999999" table:style-name="ce51">
            <text:p>2.1</text:p>
          </table:table-cell>
          <table:table-cell office:value-type="float" office:value="5.4720000000000004" table:style-name="ce51">
            <text:p>5.5</text:p>
          </table:table-cell>
          <table:table-cell office:value-type="float" office:value="39.217836257309934" table:style-name="ce52">
            <text:p>3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26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Redbridge</text:p>
          </table:table-cell>
          <table:table-cell office:value-type="float" office:value="4.2859999999999996" table:style-name="ce51">
            <text:p>4.3</text:p>
          </table:table-cell>
          <table:table-cell office:value-type="float" office:value="9.3360000000000003" table:style-name="ce51">
            <text:p>9.3</text:p>
          </table:table-cell>
          <table:table-cell office:value-type="float" office:value="45.908311910882595" table:style-name="ce52">
            <text:p>4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27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Richmond upon Thames</text:p>
          </table:table-cell>
          <table:table-cell office:value-type="float" office:value="1.504" table:style-name="ce51">
            <text:p>1.5</text:p>
          </table:table-cell>
          <table:table-cell office:value-type="float" office:value="3.8919999999999999" table:style-name="ce51">
            <text:p>3.9</text:p>
          </table:table-cell>
          <table:table-cell office:value-type="float" office:value="38.643371017471736" table:style-name="ce52">
            <text:p>3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29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Sutton</text:p>
          </table:table-cell>
          <table:table-cell office:value-type="float" office:value="3.0230000000000001" table:style-name="ce51">
            <text:p>3.0</text:p>
          </table:table-cell>
          <table:table-cell office:value-type="float" office:value="6.4320000000000004" table:style-name="ce51">
            <text:p>6.4</text:p>
          </table:table-cell>
          <table:table-cell office:value-type="float" office:value="46.999378109452735" table:style-name="ce52">
            <text:p>4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9000031</text:p>
          </table:table-cell>
          <table:table-cell office:value-type="string" table:style-name="ce21">
            <text:p>London</text:p>
          </table:table-cell>
          <table:table-cell office:value-type="string" table:style-name="ce6">
            <text:p>Waltham Forest</text:p>
          </table:table-cell>
          <table:table-cell office:value-type="float" office:value="4.12" table:style-name="ce51">
            <text:p>4.1</text:p>
          </table:table-cell>
          <table:table-cell office:value-type="float" office:value="9.3989999999999991" table:style-name="ce51">
            <text:p>9.4</text:p>
          </table:table-cell>
          <table:table-cell office:value-type="float" office:value="43.834450473454631" table:style-name="ce52">
            <text:p>44</text:p>
          </table:table-cell>
          <table:table-cell table:number-columns-repeated="2" table:style-name="ce56"/>
          <table:table-cell table:style-name="ce57"/>
          <table:table-cell table:style-name="ce58"/>
          <table:table-cell table:style-name="ce59"/>
          <table:table-cell table:number-columns-repeated="8" table:style-name="ce60"/>
          <table:table-cell table:number-columns-repeated="16365" table:style-name="ce24"/>
        </table:table-row>
        <table:table-row table:style-name="ro10">
          <table:table-cell office:value-type="string" table:style-name="ce21">
            <text:p>E12000008</text:p>
          </table:table-cell>
          <table:table-cell office:value-type="string" table:style-name="ce21">
            <text:p>South East</text:p>
          </table:table-cell>
          <table:table-cell office:value-type="string" table:style-name="ce22">
            <text:p>All South East</text:p>
          </table:table-cell>
          <table:table-cell office:value-type="float" office:value="126.536" table:style-name="ce47">
            <text:p>127</text:p>
          </table:table-cell>
          <table:table-cell office:value-type="float" office:value="301.75299999999999" table:style-name="ce48">
            <text:p><text:s/>302<text:s/></text:p>
          </table:table-cell>
          <table:table-cell office:value-type="float" office:value="41.933634462623402" table:style-name="ce49">
            <text:p>42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36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Bracknell Forest</text:p>
          </table:table-cell>
          <table:table-cell office:value-type="float" office:value="1.419" table:style-name="ce51">
            <text:p>1.4</text:p>
          </table:table-cell>
          <table:table-cell office:value-type="float" office:value="2.9359999999999999" table:style-name="ce51">
            <text:p>2.9</text:p>
          </table:table-cell>
          <table:table-cell office:value-type="float" office:value="48.33106267029973" table:style-name="ce52">
            <text:p>4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43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Brighton and Hove</text:p>
          </table:table-cell>
          <table:table-cell office:value-type="float" office:value="4.3040000000000003" table:style-name="ce51">
            <text:p>4.3</text:p>
          </table:table-cell>
          <table:table-cell office:value-type="float" office:value="11.824999999999999" table:style-name="ce51">
            <text:p>11.8</text:p>
          </table:table-cell>
          <table:table-cell office:value-type="float" office:value="36.397463002114172" table:style-name="ce52">
            <text:p>3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46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Isle of Wight</text:p>
          </table:table-cell>
          <table:table-cell office:value-type="float" office:value="3.706" table:style-name="ce51">
            <text:p>3.7</text:p>
          </table:table-cell>
          <table:table-cell office:value-type="float" office:value="7.7869999999999999" table:style-name="ce51">
            <text:p>7.8</text:p>
          </table:table-cell>
          <table:table-cell office:value-type="float" office:value="47.592140747399512" table:style-name="ce52">
            <text:p>4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35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Medway</text:p>
          </table:table-cell>
          <table:table-cell office:value-type="float" office:value="5.51" table:style-name="ce51">
            <text:p>5.5</text:p>
          </table:table-cell>
          <table:table-cell office:value-type="float" office:value="12.031000000000001" table:style-name="ce51">
            <text:p>12.0</text:p>
          </table:table-cell>
          <table:table-cell office:value-type="float" office:value="45.798354251516912" table:style-name="ce52">
            <text:p>4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42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Milton Keynes</text:p>
          </table:table-cell>
          <table:table-cell office:value-type="float" office:value="4.2939999999999996" table:style-name="ce51">
            <text:p>4.3</text:p>
          </table:table-cell>
          <table:table-cell office:value-type="float" office:value="10.106" table:style-name="ce51">
            <text:p>10.1</text:p>
          </table:table-cell>
          <table:table-cell office:value-type="float" office:value="42.4896101325945" table:style-name="ce52">
            <text:p>42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44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Portsmouth</text:p>
          </table:table-cell>
          <table:table-cell office:value-type="float" office:value="3.0739999999999998" table:style-name="ce51">
            <text:p>3.1</text:p>
          </table:table-cell>
          <table:table-cell office:value-type="float" office:value="8.1460000000000008" table:style-name="ce51">
            <text:p>8.1</text:p>
          </table:table-cell>
          <table:table-cell office:value-type="float" office:value="37.736312300515586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38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Reading</text:p>
          </table:table-cell>
          <table:table-cell office:value-type="float" office:value="1.655" table:style-name="ce51">
            <text:p>1.7</text:p>
          </table:table-cell>
          <table:table-cell office:value-type="float" office:value="4.7149999999999999" table:style-name="ce51">
            <text:p>4.7</text:p>
          </table:table-cell>
          <table:table-cell office:value-type="float" office:value="35.100742311770944" table:style-name="ce52">
            <text:p>3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39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Slough</text:p>
          </table:table-cell>
          <table:table-cell office:value-type="float" office:value="1.7809999999999999" table:style-name="ce51">
            <text:p>1.8</text:p>
          </table:table-cell>
          <table:table-cell office:value-type="float" office:value="4.4610000000000003" table:style-name="ce51">
            <text:p>4.5</text:p>
          </table:table-cell>
          <table:table-cell office:value-type="float" office:value="39.923783904954043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45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Southampton</text:p>
          </table:table-cell>
          <table:table-cell office:value-type="float" office:value="3.9350000000000001" table:style-name="ce51">
            <text:p>3.9</text:p>
          </table:table-cell>
          <table:table-cell office:value-type="float" office:value="10.457000000000001" table:style-name="ce51">
            <text:p>10.5</text:p>
          </table:table-cell>
          <table:table-cell office:value-type="float" office:value="37.630295495840102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37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West Berkshire</text:p>
          </table:table-cell>
          <table:table-cell office:value-type="float" office:value="1.6579999999999999" table:style-name="ce51">
            <text:p>1.7</text:p>
          </table:table-cell>
          <table:table-cell office:value-type="float" office:value="4.0199999999999996" table:style-name="ce51">
            <text:p>4.0</text:p>
          </table:table-cell>
          <table:table-cell office:value-type="float" office:value="41.243781094527364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40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Windsor and Maidenhead</text:p>
          </table:table-cell>
          <table:table-cell office:value-type="float" office:value="1.1559999999999999" table:style-name="ce51">
            <text:p>1.2</text:p>
          </table:table-cell>
          <table:table-cell office:value-type="float" office:value="2.8719999999999999" table:style-name="ce51">
            <text:p>2.9</text:p>
          </table:table-cell>
          <table:table-cell office:value-type="float" office:value="40.250696378830078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41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Wokingham</text:p>
          </table:table-cell>
          <table:table-cell office:value-type="float" office:value="1.5620000000000001" table:style-name="ce51">
            <text:p>1.6</text:p>
          </table:table-cell>
          <table:table-cell office:value-type="float" office:value="3.294" table:style-name="ce51">
            <text:p>3.3</text:p>
          </table:table-cell>
          <table:table-cell office:value-type="float" office:value="47.41955069823922" table:style-name="ce52">
            <text:p>47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64">
            <text:p>E06000060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Buckinghamshire</text:p>
          </table:table-cell>
          <table:table-cell office:value-type="float" office:value="5.93" table:style-name="ce51">
            <text:p>5.9</text:p>
          </table:table-cell>
          <table:table-cell office:value-type="float" office:value="13.045999999999999" table:style-name="ce51">
            <text:p>13.0</text:p>
          </table:table-cell>
          <table:table-cell office:value-type="float" office:value="45.454545454545453" table:style-name="ce52">
            <text:p>4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11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East Sussex</text:p>
          </table:table-cell>
          <table:table-cell office:value-type="float" office:value="9.7100000000000009" table:style-name="ce51">
            <text:p>9.7</text:p>
          </table:table-cell>
          <table:table-cell office:value-type="float" office:value="23.221" table:style-name="ce51">
            <text:p>23.2</text:p>
          </table:table-cell>
          <table:table-cell office:value-type="float" office:value="41.815597950131348" table:style-name="ce52">
            <text:p>42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14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Hampshire</text:p>
          </table:table-cell>
          <table:table-cell office:value-type="float" office:value="19.068999999999999" table:style-name="ce51">
            <text:p>19.1</text:p>
          </table:table-cell>
          <table:table-cell office:value-type="float" office:value="43.454999999999998" table:style-name="ce51">
            <text:p>43.5</text:p>
          </table:table-cell>
          <table:table-cell office:value-type="float" office:value="43.882176964676098" table:style-name="ce52">
            <text:p>44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16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Kent</text:p>
          </table:table-cell>
          <table:table-cell office:value-type="float" office:value="27.323" table:style-name="ce51">
            <text:p>27.3</text:p>
          </table:table-cell>
          <table:table-cell office:value-type="float" office:value="63.936" table:style-name="ce51">
            <text:p>63.9</text:p>
          </table:table-cell>
          <table:table-cell office:value-type="float" office:value="42.734922422422422" table:style-name="ce52">
            <text:p>4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25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Oxfordshire<text:s/></text:p>
          </table:table-cell>
          <table:table-cell office:value-type="float" office:value="6.6760000000000002" table:style-name="ce51">
            <text:p>6.7</text:p>
          </table:table-cell>
          <table:table-cell office:value-type="float" office:value="17.358000000000001" table:style-name="ce51">
            <text:p>17.4</text:p>
          </table:table-cell>
          <table:table-cell office:value-type="float" office:value="38.46065214886508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30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Surrey</text:p>
          </table:table-cell>
          <table:table-cell office:value-type="float" office:value="11.109" table:style-name="ce51">
            <text:p>11.1</text:p>
          </table:table-cell>
          <table:table-cell office:value-type="float" office:value="28.363" table:style-name="ce51">
            <text:p>28.4</text:p>
          </table:table-cell>
          <table:table-cell office:value-type="float" office:value="39.167224905686986" table:style-name="ce52">
            <text:p>39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32</text:p>
          </table:table-cell>
          <table:table-cell office:value-type="string" table:style-name="ce21">
            <text:p>South East</text:p>
          </table:table-cell>
          <table:table-cell office:value-type="string" table:style-name="ce8">
            <text:p>West Sussex</text:p>
          </table:table-cell>
          <table:table-cell office:value-type="float" office:value="12.664999999999999" table:style-name="ce51">
            <text:p>12.7</text:p>
          </table:table-cell>
          <table:table-cell office:value-type="float" office:value="29.724" table:style-name="ce51">
            <text:p>29.7</text:p>
          </table:table-cell>
          <table:table-cell office:value-type="float" office:value="42.608666397523884" table:style-name="ce52">
            <text:p>4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21">
            <text:p>E12000009</text:p>
          </table:table-cell>
          <table:table-cell office:value-type="string" table:style-name="ce21">
            <text:p>South West</text:p>
          </table:table-cell>
          <table:table-cell office:value-type="string" table:style-name="ce22">
            <text:p>All South West<text:s/></text:p>
          </table:table-cell>
          <table:table-cell office:value-type="float" office:value="97.267999999999986" table:style-name="ce47">
            <text:p>97</text:p>
          </table:table-cell>
          <table:table-cell office:value-type="float" office:value="227.43600000000001" table:style-name="ce48">
            <text:p><text:s/>227<text:s/></text:p>
          </table:table-cell>
          <table:table-cell office:value-type="float" office:value="42.76719604636029" table:style-name="ce49">
            <text:p>4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22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Bath and North East Somerset</text:p>
          </table:table-cell>
          <table:table-cell office:value-type="float" office:value="2.3849999999999998" table:style-name="ce51">
            <text:p>2.4</text:p>
          </table:table-cell>
          <table:table-cell office:value-type="float" office:value="5.9139999999999997" table:style-name="ce51">
            <text:p>5.9</text:p>
          </table:table-cell>
          <table:table-cell office:value-type="float" office:value="40.328035170781199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23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Bristol, City of</text:p>
          </table:table-cell>
          <table:table-cell office:value-type="float" office:value="7.4390000000000001" table:style-name="ce51">
            <text:p>7.4</text:p>
          </table:table-cell>
          <table:table-cell office:value-type="float" office:value="19.811" table:style-name="ce51">
            <text:p>19.8</text:p>
          </table:table-cell>
          <table:table-cell office:value-type="float" office:value="37.549846045126444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52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Cornwall</text:p>
          </table:table-cell>
          <table:table-cell office:value-type="float" office:value="11.986000000000001" table:style-name="ce51">
            <text:p>12.0</text:p>
          </table:table-cell>
          <table:table-cell office:value-type="float" office:value="27.914999999999999" table:style-name="ce51">
            <text:p>27.9</text:p>
          </table:table-cell>
          <table:table-cell office:value-type="float" office:value="42.937488805301811" table:style-name="ce52">
            <text:p>4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53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Isles of Scilly</text:p>
          </table:table-cell>
          <table:table-cell office:value-type="float" office:value="8.0000000000000002E-3" table:style-name="ce51">
            <text:p>0.0</text:p>
          </table:table-cell>
          <table:table-cell office:value-type="float" office:value="3.5000000000000003E-2" table:style-name="ce51">
            <text:p>0.0</text:p>
          </table:table-cell>
          <table:table-cell office:value-type="float" office:value="22.857142857142858" table:style-name="ce52">
            <text:p>23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24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North Somerset</text:p>
          </table:table-cell>
          <table:table-cell office:value-type="float" office:value="3.9289999999999998" table:style-name="ce51">
            <text:p>3.9</text:p>
          </table:table-cell>
          <table:table-cell office:value-type="float" office:value="8.6460000000000008" table:style-name="ce51">
            <text:p>8.6</text:p>
          </table:table-cell>
          <table:table-cell office:value-type="float" office:value="45.442979412445055" table:style-name="ce52">
            <text:p>4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26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Plymouth</text:p>
          </table:table-cell>
          <table:table-cell office:value-type="float" office:value="7.0949999999999998" table:style-name="ce51">
            <text:p>7.1</text:p>
          </table:table-cell>
          <table:table-cell office:value-type="float" office:value="15.94" table:style-name="ce51">
            <text:p>15.9</text:p>
          </table:table-cell>
          <table:table-cell office:value-type="float" office:value="44.510664993726472" table:style-name="ce52">
            <text:p>4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25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South Gloucestershire</text:p>
          </table:table-cell>
          <table:table-cell office:value-type="float" office:value="3.976" table:style-name="ce51">
            <text:p>4.0</text:p>
          </table:table-cell>
          <table:table-cell office:value-type="float" office:value="9.391" table:style-name="ce51">
            <text:p>9.4</text:p>
          </table:table-cell>
          <table:table-cell office:value-type="float" office:value="42.33840911511021" table:style-name="ce52">
            <text:p>42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30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Swindon</text:p>
          </table:table-cell>
          <table:table-cell office:value-type="float" office:value="3.8980000000000001" table:style-name="ce51">
            <text:p>3.9</text:p>
          </table:table-cell>
          <table:table-cell office:value-type="float" office:value="8.4920000000000009" table:style-name="ce51">
            <text:p>8.5</text:p>
          </table:table-cell>
          <table:table-cell office:value-type="float" office:value="45.902025435704189" table:style-name="ce52">
            <text:p>4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27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Torbay</text:p>
          </table:table-cell>
          <table:table-cell office:value-type="float" office:value="3.5529999999999999" table:style-name="ce51">
            <text:p>3.6</text:p>
          </table:table-cell>
          <table:table-cell office:value-type="float" office:value="8.5890000000000004" table:style-name="ce51">
            <text:p>8.6</text:p>
          </table:table-cell>
          <table:table-cell office:value-type="float" office:value="41.366864594248455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54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Wiltshire</text:p>
          </table:table-cell>
          <table:table-cell office:value-type="float" office:value="6.6429999999999998" table:style-name="ce51">
            <text:p>6.6</text:p>
          </table:table-cell>
          <table:table-cell office:value-type="float" office:value="16.596" table:style-name="ce51">
            <text:p>16.6</text:p>
          </table:table-cell>
          <table:table-cell office:value-type="float" office:value="40.027717522294523" table:style-name="ce52">
            <text:p>40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08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Devon</text:p>
          </table:table-cell>
          <table:table-cell office:value-type="float" office:value="14.468" table:style-name="ce51">
            <text:p>14.5</text:p>
          </table:table-cell>
          <table:table-cell office:value-type="float" office:value="31.286999999999999" table:style-name="ce51">
            <text:p>31.3</text:p>
          </table:table-cell>
          <table:table-cell office:value-type="float" office:value="46.242848467414582" table:style-name="ce52">
            <text:p>46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13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Gloucestershire</text:p>
          </table:table-cell>
          <table:table-cell office:value-type="float" office:value="8.9329999999999998" table:style-name="ce51">
            <text:p>8.9</text:p>
          </table:table-cell>
          <table:table-cell office:value-type="float" office:value="21.681000000000001" table:style-name="ce51">
            <text:p>21.7</text:p>
          </table:table-cell>
          <table:table-cell office:value-type="float" office:value="41.201974078686405" table:style-name="ce52">
            <text:p>41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10000027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Somerset<text:s/></text:p>
          </table:table-cell>
          <table:table-cell office:value-type="float" office:value="9.9860000000000007" table:style-name="ce51">
            <text:p>10.0</text:p>
          </table:table-cell>
          <table:table-cell office:value-type="float" office:value="22.408000000000001" table:style-name="ce51">
            <text:p>22.4</text:p>
          </table:table-cell>
          <table:table-cell office:value-type="float" office:value="44.564441270974655" table:style-name="ce52">
            <text:p>45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58</text:p>
          </table:table-cell>
          <table:table-cell office:value-type="string" table:style-name="ce21">
            <text:p>South West</text:p>
          </table:table-cell>
          <table:table-cell office:value-type="string" table:style-name="ce23">
            <text:p>Bournemouth, Christchurch and Poole</text:p>
          </table:table-cell>
          <table:table-cell office:value-type="float" office:value="6.1479999999999997" table:style-name="ce51">
            <text:p>6.1</text:p>
          </table:table-cell>
          <table:table-cell office:value-type="float" office:value="15.97" table:style-name="ce51">
            <text:p>16.0</text:p>
          </table:table-cell>
          <table:table-cell office:value-type="float" office:value="38.497182216656228" table:style-name="ce52">
            <text:p>38</text:p>
          </table:table-cell>
          <table:table-cell table:number-columns-repeated="16378" table:style-name="ce24"/>
        </table:table-row>
        <table:table-row table:style-name="ro10">
          <table:table-cell office:value-type="string" table:style-name="ce8">
            <text:p>E06000059</text:p>
          </table:table-cell>
          <table:table-cell office:value-type="string" table:style-name="ce21">
            <text:p>South West</text:p>
          </table:table-cell>
          <table:table-cell office:value-type="string" table:style-name="ce8">
            <text:p>Dorset</text:p>
          </table:table-cell>
          <table:table-cell office:value-type="float" office:value="6.8209999999999997" table:style-name="ce51">
            <text:p>6.8</text:p>
          </table:table-cell>
          <table:table-cell office:value-type="float" office:value="14.760999999999999" table:style-name="ce51">
            <text:p>14.8</text:p>
          </table:table-cell>
          <table:table-cell office:value-type="float" office:value="46.209606395230672" table:style-name="ce52">
            <text:p>46</text:p>
          </table:table-cell>
          <table:table-cell table:number-columns-repeated="16378" table:style-name="ce24"/>
        </table:table-row>
        <table:table-row table:number-rows-repeated="1048401" table:style-name="ro16">
          <table:table-cell table:number-columns-repeated="16384"/>
        </table:table-row>
      </table:table>
      <table:table table:name="Notes" table:style-name="ta1">
        <table:table-column table:style-name="co11" table:default-cell-style-name="ce3"/>
        <table:table-column table:style-name="co12" table:default-cell-style-name="ce3"/>
        <table:table-column table:style-name="co2" table:number-columns-repeated="16382" table:default-cell-style-name="ce3"/>
        <table:table-row table:style-name="ro17">
          <table:table-cell office:value-type="string" table:style-name="ce16">
            <text:p>Notes table</text:p>
          </table:table-cell>
          <table:table-cell table:style-name="ce67"/>
          <table:table-cell table:number-columns-repeated="16382"/>
        </table:table-row>
        <table:table-row table:style-name="ro5">
          <table:table-cell office:value-type="string" table:style-name="ce67">
            <text:p>This worksheet contains one table.<text:s/></text:p>
          </table:table-cell>
          <table:table-cell table:style-name="ce67"/>
          <table:table-cell table:number-columns-repeated="16382"/>
        </table:table-row>
        <table:table-row table:style-name="ro13">
          <table:table-cell office:value-type="string" table:style-name="ce68">
            <text:p>Note number</text:p>
          </table:table-cell>
          <table:table-cell office:value-type="string" table:style-name="ce69">
            <text:p>Note text</text:p>
          </table:table-cell>
          <table:table-cell table:number-columns-repeated="16382"/>
        </table:table-row>
        <table:table-row table:style-name="ro6">
          <table:table-cell office:value-type="float" office:value="1" table:style-name="ce70">
            <text:p>1</text:p>
          </table:table-cell>
          <table:table-cell office:value-type="string" table:style-name="ce71">
            <text:p>Held at 31 March 2021. Population entitled to badge is based on most recent available data for each year.</text:p>
          </table:table-cell>
          <table:table-cell table:number-columns-repeated="16382"/>
        </table:table-row>
        <table:table-row table:style-name="ro18">
          <table:table-cell office:value-type="float" office:value="2" table:style-name="ce70">
            <text:p>2</text:p>
          </table:table-cell>
          <table:table-cell office:value-type="string" table:style-name="ce71">
            <text:p>Disabled people who meet certain criteria are automatically entitled to a Blue Badge without any further assessment (see Blue Badge Statistics Quality Report in the cover sheet tab for further details).</text:p>
          </table:table-cell>
          <table:table-cell table:number-columns-repeated="16382"/>
        </table:table-row>
        <table:table-row table:style-name="ro19">
          <table:table-cell office:value-type="float" office:value="3" table:style-name="ce70">
            <text:p>3</text:p>
          </table:table-cell>
          <table:table-cell office:value-type="string" table:style-name="ce71">
            <text:p>Population automatically entitled to a badge based on latest available data from various sources.</text:p>
          </table:table-cell>
          <table:table-cell table:number-columns-repeated="16382"/>
        </table:table-row>
        <table:table-row table:number-rows-repeated="6" table:style-name="ro5">
          <table:table-cell table:style-name="ce70"/>
          <table:table-cell table:style-name="ce71"/>
          <table:table-cell table:number-columns-repeated="16382"/>
        </table:table-row>
        <table:table-row table:number-rows-repeated="1048564" table:style-name="ro8">
          <table:table-cell table:number-columns-repeated="16384"/>
        </table:table-row>
      </table:table>
      <table:database-ranges>
        <table:database-range table:target-range-address="DIS0106.A7:DIS0106.F175" table:name="Valid_blue_badges_held_without_further_assessment_by_disabled_people_and_population_measures5" table:display-filter-buttons="true"/>
        <table:database-range table:target-range-address="Notes.A3:Notes.B6" table:name="Note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Helvetica" svg:font-family="Helvetica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decimal-places="0" number:min-integer-digits="1" number:grouping="true"/>
    </number:number-style>
    <number:number-style style:name="N36P1">
      <number:text>-</number:text>
      <number:number number:decimal-places="0" number:min-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1" number:min-decimal-places="1" number:min-integer-digits="1" number:grouping="true"/>
    </number:number-style>
    <number:number-style style:name="N39">
      <number:number number:decimal-places="1" number:min-decimal-places="1" number:min-integer-digits="1"/>
      <number:text> </number:text>
    </number:number-style>
    <number:number-style style:name="N40">
      <number:number number:decimal-places="4" number:min-decimal-places="4" number:min-integer-digits="1" number:grouping="true"/>
    </number:number-style>
    <number:number-style style:name="N41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1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_DIS0106_working_updated" style:family="table-cell" style:data-style-name="N41"/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6._32_New_32_topics_32_2" style:display-name="Heading_6. New topics 2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DPP0104_32_2009-10_32_i_41__32_2" style:display-name="Normal_DPP0104 2009-10 i) 2" style:family="table-cell" style:data-style-name="N0">
      <style:table-cell-properties style:vertical-align="automatic" fo:background-color="transparent"/>
    </style:style>
    <style:style style:name="Normal_ONS_32_mid-2011_32_population_32_projections_40_table2d_41_" style:display-name="Normal_ONS mid-2011 population projections(table2d)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Sheet3_32_2" style:display-name="Normal_Sheet3 2" style:family="table-cell" style:data-style-name="N0">
      <style:table-cell-properties style:vertical-align="automatic" fo:background-color="transparent"/>
    </style:style>
    <style:style style:name="Percent_32_3" style:display-name="Percent 3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title>Valid Blue Badges held without further assessment by disabled people and population measures: England by regions and local authority, 2022</dc:title>
    <meta:keyword>disability</meta:keyword>
    <meta:keyword> Blue Badge</meta:keyword>
    <meta:initial-creator/>
    <dc:creator>Christopher McKee</dc:creator>
    <meta:creation-date>2022-12-19T13:13:24Z</meta:creation-date>
    <dc:date>2022-12-21T08:41:58Z</dc:date>
  </office:meta>
</office:document-meta>
</file>